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41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SU_WORST_m1" table:style-name="ta1">
        <table:shapes>
          <draw:frame draw:z-index="0" draw:style-name="gr1" draw:text-style-name="P1" svg:width="21.261cm" svg:height="11.959cm" svg:x="18.745cm" svg:y="0.392cm">
            <draw:object draw:notify-on-update-of-ranges="QSU_WORST_m1.A1:QSU_WORST_m1.A1 QSU_WORST_m1.A2:QSU_WORST_m1.A101 QSU_WORST_m1.B1:QSU_WORST_m1.B1 QSU_WORST_m1.B2:QSU_WORST_m1.B101 QSU_WORST_m1.G1:QSU_WORST_m1.G1 QSU_WORST_m1.G2:QSU_WORST_m1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44cm" svg:height="12.059cm" svg:x="18.699cm" svg:y="13.972cm">
            <draw:object draw:notify-on-update-of-ranges="QSU_WORST_m1.A1:QSU_WORST_m1.A1 QSU_WORST_m1.A2:QSU_WORST_m1.A101 QSU_WORST_m1.C1:QSU_WORST_m1.C1 QSU_WORST_m1.C2:QSU_WORST_m1.C101 QSU_WORST_m1.H1:QSU_WORST_m1.H1 QSU_WORST_m1.H2:QSU_WORST_m1.H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.169cm" svg:height="11.907cm" svg:x="18.983cm" svg:y="26.953cm">
            <draw:object draw:notify-on-update-of-ranges="QSU_WORST_m1.A1:QSU_WORST_m1.A1 QSU_WORST_m1.A2:QSU_WORST_m1.A101 QSU_WORST_m1.D1:QSU_WORST_m1.D1 QSU_WORST_m1.D2:QSU_WORST_m1.D101 QSU_WORST_m1.I1:QSU_WORST_m1.I1 QSU_WORST_m1.I2:QSU_WORST_m1.I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_u</text:p>
          </table:table-cell>
          <table:table-cell office:value-type="string" calcext:value-type="string">
            <text:p>shifts_u</text:p>
          </table:table-cell>
          <table:table-cell office:value-type="string" calcext:value-type="string">
            <text:p>time_u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mp_s</text:p>
          </table:table-cell>
          <table:table-cell office:value-type="string" calcext:value-type="string">
            <text:p>shifts_s</text:p>
          </table:table-cell>
          <table:table-cell office:value-type="string" calcext:value-type="string">
            <text:p>time_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48" calcext:value-type="float">
            <text:p>3648</text:p>
          </table:table-cell>
          <table:table-cell office:value-type="float" office:value="2385" calcext:value-type="float">
            <text:p>2385</text:p>
          </table:table-cell>
          <table:table-cell office:value-type="float" office:value="0.052" calcext:value-type="float">
            <text:p>0,0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  <table:table-cell office:value-type="float" office:value="2550" calcext:value-type="float">
            <text:p>2550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665" calcext:value-type="float">
            <text:p>8665</text:p>
          </table:table-cell>
          <table:table-cell office:value-type="float" office:value="5834" calcext:value-type="float">
            <text:p>5834</text:p>
          </table:table-cell>
          <table:table-cell office:value-type="float" office:value="0.127" calcext:value-type="float">
            <text:p>0,12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0100" calcext:value-type="float">
            <text:p>10100</text:p>
          </table:table-cell>
          <table:table-cell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744" calcext:value-type="float">
            <text:p>14744</text:p>
          </table:table-cell>
          <table:table-cell office:value-type="float" office:value="10067" calcext:value-type="float">
            <text:p>10067</text:p>
          </table:table-cell>
          <table:table-cell office:value-type="float" office:value="0.511" calcext:value-type="float">
            <text:p>0,51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4850" calcext:value-type="float">
            <text:p>44850</text:p>
          </table:table-cell>
          <table:table-cell office:value-type="float" office:value="22650" calcext:value-type="float">
            <text:p>22650</text:p>
          </table:table-cell>
          <table:table-cell office:value-type="float" office:value="0.478" calcext:value-type="float">
            <text:p>0,4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806" calcext:value-type="float">
            <text:p>20806</text:p>
          </table:table-cell>
          <table:table-cell office:value-type="float" office:value="14267" calcext:value-type="float">
            <text:p>14267</text:p>
          </table:table-cell>
          <table:table-cell office:value-type="float" office:value="0.225" calcext:value-type="float">
            <text:p>0,22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9800" calcext:value-type="float">
            <text:p>79800</text:p>
          </table:table-cell>
          <table:table-cell office:value-type="float" office:value="40200" calcext:value-type="float">
            <text:p>40200</text:p>
          </table:table-cell>
          <table:table-cell office:value-type="float" office:value="0.295" calcext:value-type="float">
            <text:p>0,2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595" calcext:value-type="float">
            <text:p>27595</text:p>
          </table:table-cell>
          <table:table-cell office:value-type="float" office:value="19147" calcext:value-type="float">
            <text:p>19147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62750" calcext:value-type="float">
            <text:p>62750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538" calcext:value-type="float">
            <text:p>33538</text:p>
          </table:table-cell>
          <table:table-cell office:value-type="float" office:value="23318" calcext:value-type="float">
            <text:p>23318</text:p>
          </table:table-cell>
          <table:table-cell office:value-type="float" office:value="0.402" calcext:value-type="float">
            <text:p>0,40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79700" calcext:value-type="float">
            <text:p>179700</text:p>
          </table:table-cell>
          <table:table-cell office:value-type="float" office:value="90300" calcext:value-type="float">
            <text:p>90300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82" calcext:value-type="float">
            <text:p>41482</text:p>
          </table:table-cell>
          <table:table-cell office:value-type="float" office:value="28847" calcext:value-type="float">
            <text:p>28847</text:p>
          </table:table-cell>
          <table:table-cell office:value-type="float" office:value="0.496" calcext:value-type="float">
            <text:p>0,49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4650" calcext:value-type="float">
            <text:p>244650</text:p>
          </table:table-cell>
          <table:table-cell office:value-type="float" office:value="122850" calcext:value-type="float">
            <text:p>122850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258" calcext:value-type="float">
            <text:p>48258</text:p>
          </table:table-cell>
          <table:table-cell office:value-type="float" office:value="33825" calcext:value-type="float">
            <text:p>33825</text:p>
          </table:table-cell>
          <table:table-cell office:value-type="float" office:value="1.869" calcext:value-type="float">
            <text:p>1,86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19600" calcext:value-type="float">
            <text:p>319600</text:p>
          </table:table-cell>
          <table:table-cell office:value-type="float" office:value="160400" calcext:value-type="float">
            <text:p>160400</text:p>
          </table:table-cell>
          <table:table-cell office:value-type="float" office:value="1.089" calcext:value-type="float">
            <text:p>1,08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886" calcext:value-type="float">
            <text:p>55886</text:p>
          </table:table-cell>
          <table:table-cell office:value-type="float" office:value="39228" calcext:value-type="float">
            <text:p>39228</text:p>
          </table:table-cell>
          <table:table-cell office:value-type="float" office:value="0.811" calcext:value-type="float">
            <text:p>0,8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04550" calcext:value-type="float">
            <text:p>404550</text:p>
          </table:table-cell>
          <table:table-cell office:value-type="float" office:value="202950" calcext:value-type="float">
            <text:p>202950</text:p>
          </table:table-cell>
          <table:table-cell office:value-type="float" office:value="1.271" calcext:value-type="float">
            <text:p>1,2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346" calcext:value-type="float">
            <text:p>62346</text:p>
          </table:table-cell>
          <table:table-cell office:value-type="float" office:value="43949" calcext:value-type="float">
            <text:p>43949</text:p>
          </table:table-cell>
          <table:table-cell office:value-type="float" office:value="1.551" calcext:value-type="float">
            <text:p>1,55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99500" calcext:value-type="float">
            <text:p>499500</text:p>
          </table:table-cell>
          <table:table-cell office:value-type="float" office:value="250500" calcext:value-type="float">
            <text:p>250500</text:p>
          </table:table-cell>
          <table:table-cell office:value-type="float" office:value="1.637" calcext:value-type="float">
            <text:p>1,63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9721" calcext:value-type="float">
            <text:p>69721</text:p>
          </table:table-cell>
          <table:table-cell office:value-type="float" office:value="49246" calcext:value-type="float">
            <text:p>49246</text:p>
          </table:table-cell>
          <table:table-cell office:value-type="float" office:value="0.772" calcext:value-type="float">
            <text:p>0,77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604450" calcext:value-type="float">
            <text:p>604450</text:p>
          </table:table-cell>
          <table:table-cell office:value-type="float" office:value="303050" calcext:value-type="float">
            <text:p>303050</text:p>
          </table:table-cell>
          <table:table-cell office:value-type="float" office:value="2.066" calcext:value-type="float">
            <text:p>2,0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6946" calcext:value-type="float">
            <text:p>76946</text:p>
          </table:table-cell>
          <table:table-cell office:value-type="float" office:value="54395" calcext:value-type="float">
            <text:p>54395</text:p>
          </table:table-cell>
          <table:table-cell office:value-type="float" office:value="1.208" calcext:value-type="float">
            <text:p>1,20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719400" calcext:value-type="float">
            <text:p>719400</text:p>
          </table:table-cell>
          <table:table-cell office:value-type="float" office:value="360600" calcext:value-type="float">
            <text:p>360600</text:p>
          </table:table-cell>
          <table:table-cell office:value-type="float" office:value="2.312" calcext:value-type="float">
            <text:p>2,31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619" calcext:value-type="float">
            <text:p>84619</text:p>
          </table:table-cell>
          <table:table-cell office:value-type="float" office:value="59794" calcext:value-type="float">
            <text:p>59794</text:p>
          </table:table-cell>
          <table:table-cell office:value-type="float" office:value="2.218" calcext:value-type="float">
            <text:p>2,21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44350" calcext:value-type="float">
            <text:p>844350</text:p>
          </table:table-cell>
          <table:table-cell office:value-type="float" office:value="423150" calcext:value-type="float">
            <text:p>423150</text:p>
          </table:table-cell>
          <table:table-cell office:value-type="float" office:value="6.363" calcext:value-type="float">
            <text:p>6,3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2432" calcext:value-type="float">
            <text:p>92432</text:p>
          </table:table-cell>
          <table:table-cell office:value-type="float" office:value="65364" calcext:value-type="float">
            <text:p>65364</text:p>
          </table:table-cell>
          <table:table-cell office:value-type="float" office:value="2.406" calcext:value-type="float">
            <text:p>2,406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979300" calcext:value-type="float">
            <text:p>979300</text:p>
          </table:table-cell>
          <table:table-cell office:value-type="float" office:value="490700" calcext:value-type="float">
            <text:p>490700</text:p>
          </table:table-cell>
          <table:table-cell office:value-type="float" office:value="3.224" calcext:value-type="float">
            <text:p>3,2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1032" calcext:value-type="float">
            <text:p>101032</text:p>
          </table:table-cell>
          <table:table-cell office:value-type="float" office:value="71510" calcext:value-type="float">
            <text:p>71510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124250" calcext:value-type="float">
            <text:p>1124250</text:p>
          </table:table-cell>
          <table:table-cell office:value-type="float" office:value="563250" calcext:value-type="float">
            <text:p>563250</text:p>
          </table:table-cell>
          <table:table-cell office:value-type="float" office:value="3.102" calcext:value-type="float">
            <text:p>3,10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8915" calcext:value-type="float">
            <text:p>108915</text:p>
          </table:table-cell>
          <table:table-cell office:value-type="float" office:value="77587" calcext:value-type="float">
            <text:p>77587</text:p>
          </table:table-cell>
          <table:table-cell office:value-type="float" office:value="1.091" calcext:value-type="float">
            <text:p>1,09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279200" calcext:value-type="float">
            <text:p>1279200</text:p>
          </table:table-cell>
          <table:table-cell office:value-type="float" office:value="640800" calcext:value-type="float">
            <text:p>640800</text:p>
          </table:table-cell>
          <table:table-cell office:value-type="float" office:value="4.182" calcext:value-type="float">
            <text:p>4,18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8088" calcext:value-type="float">
            <text:p>118088</text:p>
          </table:table-cell>
          <table:table-cell office:value-type="float" office:value="84338" calcext:value-type="float">
            <text:p>84338</text:p>
          </table:table-cell>
          <table:table-cell office:value-type="float" office:value="1.251" calcext:value-type="float">
            <text:p>1,251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444150" calcext:value-type="float">
            <text:p>1444150</text:p>
          </table:table-cell>
          <table:table-cell office:value-type="float" office:value="723350" calcext:value-type="float">
            <text:p>723350</text:p>
          </table:table-cell>
          <table:table-cell office:value-type="float" office:value="4.311" calcext:value-type="float">
            <text:p>4,3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5237" calcext:value-type="float">
            <text:p>125237</text:p>
          </table:table-cell>
          <table:table-cell office:value-type="float" office:value="89357" calcext:value-type="float">
            <text:p>89357</text:p>
          </table:table-cell>
          <table:table-cell office:value-type="float" office:value="3.28" calcext:value-type="float">
            <text:p>3,2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619100" calcext:value-type="float">
            <text:p>1619100</text:p>
          </table:table-cell>
          <table:table-cell office:value-type="float" office:value="810900" calcext:value-type="float">
            <text:p>810900</text:p>
          </table:table-cell>
          <table:table-cell office:value-type="float" office:value="4.944" calcext:value-type="float">
            <text:p>4,9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2833" calcext:value-type="float">
            <text:p>132833</text:p>
          </table:table-cell>
          <table:table-cell office:value-type="float" office:value="94840" calcext:value-type="float">
            <text:p>94840</text:p>
          </table:table-cell>
          <table:table-cell office:value-type="float" office:value="1.392" calcext:value-type="float">
            <text:p>1,39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804050" calcext:value-type="float">
            <text:p>1804050</text:p>
          </table:table-cell>
          <table:table-cell office:value-type="float" office:value="903450" calcext:value-type="float">
            <text:p>903450</text:p>
          </table:table-cell>
          <table:table-cell office:value-type="float" office:value="5.764" calcext:value-type="float">
            <text:p>5,7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9994" calcext:value-type="float">
            <text:p>139994</text:p>
          </table:table-cell>
          <table:table-cell office:value-type="float" office:value="100348" calcext:value-type="float">
            <text:p>100348</text:p>
          </table:table-cell>
          <table:table-cell office:value-type="float" office:value="1.553" calcext:value-type="float">
            <text:p>1,55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001000" calcext:value-type="float">
            <text:p>1001000</text:p>
          </table:table-cell>
          <table:table-cell office:value-type="float" office:value="6.865" calcext:value-type="float">
            <text:p>6,86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8605" calcext:value-type="float">
            <text:p>148605</text:p>
          </table:table-cell>
          <table:table-cell office:value-type="float" office:value="106456" calcext:value-type="float">
            <text:p>106456</text:p>
          </table:table-cell>
          <table:table-cell office:value-type="float" office:value="1.538" calcext:value-type="float">
            <text:p>1,538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203950" calcext:value-type="float">
            <text:p>2203950</text:p>
          </table:table-cell>
          <table:table-cell office:value-type="float" office:value="1103550" calcext:value-type="float">
            <text:p>1103550</text:p>
          </table:table-cell>
          <table:table-cell office:value-type="float" office:value="6.889" calcext:value-type="float">
            <text:p>6,8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4646" calcext:value-type="float">
            <text:p>154646</text:p>
          </table:table-cell>
          <table:table-cell office:value-type="float" office:value="110897" calcext:value-type="float">
            <text:p>110897</text:p>
          </table:table-cell>
          <table:table-cell office:value-type="float" office:value="2.834" calcext:value-type="float">
            <text:p>2,83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418900" calcext:value-type="float">
            <text:p>2418900</text:p>
          </table:table-cell>
          <table:table-cell office:value-type="float" office:value="1211100" calcext:value-type="float">
            <text:p>1211100</text:p>
          </table:table-cell>
          <table:table-cell office:value-type="float" office:value="7.826" calcext:value-type="float">
            <text:p>7,82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6109" calcext:value-type="float">
            <text:p>166109</text:p>
          </table:table-cell>
          <table:table-cell office:value-type="float" office:value="118766" calcext:value-type="float">
            <text:p>1187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643850" calcext:value-type="float">
            <text:p>2643850</text:p>
          </table:table-cell>
          <table:table-cell office:value-type="float" office:value="1323650" calcext:value-type="float">
            <text:p>1323650</text:p>
          </table:table-cell>
          <table:table-cell office:value-type="float" office:value="10.313" calcext:value-type="float">
            <text:p>10,31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3417" calcext:value-type="float">
            <text:p>173417</text:p>
          </table:table-cell>
          <table:table-cell office:value-type="float" office:value="124291" calcext:value-type="float">
            <text:p>124291</text:p>
          </table:table-cell>
          <table:table-cell office:value-type="float" office:value="2.016" calcext:value-type="float">
            <text:p>2,01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878800" calcext:value-type="float">
            <text:p>2878800</text:p>
          </table:table-cell>
          <table:table-cell office:value-type="float" office:value="1441200" calcext:value-type="float">
            <text:p>1441200</text:p>
          </table:table-cell>
          <table:table-cell office:value-type="float" office:value="8.43" calcext:value-type="float">
            <text:p>8,4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3965" calcext:value-type="float">
            <text:p>183965</text:p>
          </table:table-cell>
          <table:table-cell office:value-type="float" office:value="132124" calcext:value-type="float">
            <text:p>132124</text:p>
          </table:table-cell>
          <table:table-cell office:value-type="float" office:value="5.01" calcext:value-type="float">
            <text:p>5,0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3123750" calcext:value-type="float">
            <text:p>3123750</text:p>
          </table:table-cell>
          <table:table-cell office:value-type="float" office:value="1563750" calcext:value-type="float">
            <text:p>1563750</text:p>
          </table:table-cell>
          <table:table-cell office:value-type="float" office:value="14.608" calcext:value-type="float">
            <text:p>14,60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270" calcext:value-type="float">
            <text:p>190270</text:p>
          </table:table-cell>
          <table:table-cell office:value-type="float" office:value="136417" calcext:value-type="float">
            <text:p>136417</text:p>
          </table:table-cell>
          <table:table-cell office:value-type="float" office:value="2.078" calcext:value-type="float">
            <text:p>2,078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3378700" calcext:value-type="float">
            <text:p>3378700</text:p>
          </table:table-cell>
          <table:table-cell office:value-type="float" office:value="1691300" calcext:value-type="float">
            <text:p>1691300</text:p>
          </table:table-cell>
          <table:table-cell office:value-type="float" office:value="15.612" calcext:value-type="float">
            <text:p>15,61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902" calcext:value-type="float">
            <text:p>200902</text:p>
          </table:table-cell>
          <table:table-cell office:value-type="float" office:value="144042" calcext:value-type="float">
            <text:p>144042</text:p>
          </table:table-cell>
          <table:table-cell office:value-type="float" office:value="1.964" calcext:value-type="float">
            <text:p>1,964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643650" calcext:value-type="float">
            <text:p>3643650</text:p>
          </table:table-cell>
          <table:table-cell office:value-type="float" office:value="1823850" calcext:value-type="float">
            <text:p>1823850</text:p>
          </table:table-cell>
          <table:table-cell office:value-type="float" office:value="18.133" calcext:value-type="float">
            <text:p>18,1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7736" calcext:value-type="float">
            <text:p>207736</text:p>
          </table:table-cell>
          <table:table-cell office:value-type="float" office:value="149256" calcext:value-type="float">
            <text:p>149256</text:p>
          </table:table-cell>
          <table:table-cell office:value-type="float" office:value="2.949" calcext:value-type="float">
            <text:p>2,949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918600" calcext:value-type="float">
            <text:p>3918600</text:p>
          </table:table-cell>
          <table:table-cell office:value-type="float" office:value="1961400" calcext:value-type="float">
            <text:p>1961400</text:p>
          </table:table-cell>
          <table:table-cell office:value-type="float" office:value="12.602" calcext:value-type="float">
            <text:p>12,60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17988" calcext:value-type="float">
            <text:p>217988</text:p>
          </table:table-cell>
          <table:table-cell office:value-type="float" office:value="156601" calcext:value-type="float">
            <text:p>156601</text:p>
          </table:table-cell>
          <table:table-cell office:value-type="float" office:value="2.377" calcext:value-type="float">
            <text:p>2,377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4203550" calcext:value-type="float">
            <text:p>4203550</text:p>
          </table:table-cell>
          <table:table-cell office:value-type="float" office:value="2103950" calcext:value-type="float">
            <text:p>2103950</text:p>
          </table:table-cell>
          <table:table-cell office:value-type="float" office:value="15.37" calcext:value-type="float">
            <text:p>15,3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25414" calcext:value-type="float">
            <text:p>225414</text:p>
          </table:table-cell>
          <table:table-cell office:value-type="float" office:value="162295" calcext:value-type="float">
            <text:p>162295</text:p>
          </table:table-cell>
          <table:table-cell office:value-type="float" office:value="2.67" calcext:value-type="float">
            <text:p>2,67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2251500" calcext:value-type="float">
            <text:p>2251500</text:p>
          </table:table-cell>
          <table:table-cell office:value-type="float" office:value="13.564" calcext:value-type="float">
            <text:p>13,56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5197" calcext:value-type="float">
            <text:p>235197</text:p>
          </table:table-cell>
          <table:table-cell office:value-type="float" office:value="168990" calcext:value-type="float">
            <text:p>168990</text:p>
          </table:table-cell>
          <table:table-cell office:value-type="float" office:value="2.375" calcext:value-type="float">
            <text:p>2,375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4803450" calcext:value-type="float">
            <text:p>4803450</text:p>
          </table:table-cell>
          <table:table-cell office:value-type="float" office:value="2404050" calcext:value-type="float">
            <text:p>2404050</text:p>
          </table:table-cell>
          <table:table-cell office:value-type="float" office:value="16.739" calcext:value-type="float">
            <text:p>16,73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44173" calcext:value-type="float">
            <text:p>244173</text:p>
          </table:table-cell>
          <table:table-cell office:value-type="float" office:value="175581" calcext:value-type="float">
            <text:p>175581</text:p>
          </table:table-cell>
          <table:table-cell office:value-type="float" office:value="2.343" calcext:value-type="float">
            <text:p>2,34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5118400" calcext:value-type="float">
            <text:p>5118400</text:p>
          </table:table-cell>
          <table:table-cell office:value-type="float" office:value="2561600" calcext:value-type="float">
            <text:p>2561600</text:p>
          </table:table-cell>
          <table:table-cell office:value-type="float" office:value="15.976" calcext:value-type="float">
            <text:p>15,97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55327" calcext:value-type="float">
            <text:p>255327</text:p>
          </table:table-cell>
          <table:table-cell office:value-type="float" office:value="184236" calcext:value-type="float">
            <text:p>184236</text:p>
          </table:table-cell>
          <table:table-cell office:value-type="float" office:value="2.745" calcext:value-type="float">
            <text:p>2,745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5443350" calcext:value-type="float">
            <text:p>5443350</text:p>
          </table:table-cell>
          <table:table-cell office:value-type="float" office:value="2724150" calcext:value-type="float">
            <text:p>2724150</text:p>
          </table:table-cell>
          <table:table-cell office:value-type="float" office:value="17.019" calcext:value-type="float">
            <text:p>17,01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61036" calcext:value-type="float">
            <text:p>261036</text:p>
          </table:table-cell>
          <table:table-cell office:value-type="float" office:value="188505" calcext:value-type="float">
            <text:p>188505</text:p>
          </table:table-cell>
          <table:table-cell office:value-type="float" office:value="3.239" calcext:value-type="float">
            <text:p>3,239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5778300" calcext:value-type="float">
            <text:p>5778300</text:p>
          </table:table-cell>
          <table:table-cell office:value-type="float" office:value="2891700" calcext:value-type="float">
            <text:p>2891700</text:p>
          </table:table-cell>
          <table:table-cell office:value-type="float" office:value="18.489" calcext:value-type="float">
            <text:p>18,48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70607" calcext:value-type="float">
            <text:p>270607</text:p>
          </table:table-cell>
          <table:table-cell office:value-type="float" office:value="195382" calcext:value-type="float">
            <text:p>195382</text:p>
          </table:table-cell>
          <table:table-cell office:value-type="float" office:value="3.619" calcext:value-type="float">
            <text:p>3,619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6123250" calcext:value-type="float">
            <text:p>6123250</text:p>
          </table:table-cell>
          <table:table-cell office:value-type="float" office:value="3064250" calcext:value-type="float">
            <text:p>3064250</text:p>
          </table:table-cell>
          <table:table-cell office:value-type="float" office:value="24.427" calcext:value-type="float">
            <text:p>24,42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6574" calcext:value-type="float">
            <text:p>276574</text:p>
          </table:table-cell>
          <table:table-cell office:value-type="float" office:value="200084" calcext:value-type="float">
            <text:p>200084</text:p>
          </table:table-cell>
          <table:table-cell office:value-type="float" office:value="2.612" calcext:value-type="float">
            <text:p>2,612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6478200" calcext:value-type="float">
            <text:p>6478200</text:p>
          </table:table-cell>
          <table:table-cell office:value-type="float" office:value="3241800" calcext:value-type="float">
            <text:p>3241800</text:p>
          </table:table-cell>
          <table:table-cell office:value-type="float" office:value="25.902" calcext:value-type="float">
            <text:p>25,90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88768" calcext:value-type="float">
            <text:p>288768</text:p>
          </table:table-cell>
          <table:table-cell office:value-type="float" office:value="208397" calcext:value-type="float">
            <text:p>208397</text:p>
          </table:table-cell>
          <table:table-cell office:value-type="float" office:value="2.619" calcext:value-type="float">
            <text:p>2,619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6843150" calcext:value-type="float">
            <text:p>6843150</text:p>
          </table:table-cell>
          <table:table-cell office:value-type="float" office:value="3424350" calcext:value-type="float">
            <text:p>3424350</text:p>
          </table:table-cell>
          <table:table-cell office:value-type="float" office:value="22.427" calcext:value-type="float">
            <text:p>22,42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93551" calcext:value-type="float">
            <text:p>293551</text:p>
          </table:table-cell>
          <table:table-cell office:value-type="float" office:value="212357" calcext:value-type="float">
            <text:p>212357</text:p>
          </table:table-cell>
          <table:table-cell office:value-type="float" office:value="2.797" calcext:value-type="float">
            <text:p>2,797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7218100" calcext:value-type="float">
            <text:p>7218100</text:p>
          </table:table-cell>
          <table:table-cell office:value-type="float" office:value="3611900" calcext:value-type="float">
            <text:p>3611900</text:p>
          </table:table-cell>
          <table:table-cell office:value-type="float" office:value="25.613" calcext:value-type="float">
            <text:p>25,61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05787" calcext:value-type="float">
            <text:p>305787</text:p>
          </table:table-cell>
          <table:table-cell office:value-type="float" office:value="220956" calcext:value-type="float">
            <text:p>220956</text:p>
          </table:table-cell>
          <table:table-cell office:value-type="float" office:value="7.11" calcext:value-type="float">
            <text:p>7,11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7603050" calcext:value-type="float">
            <text:p>7603050</text:p>
          </table:table-cell>
          <table:table-cell office:value-type="float" office:value="3804450" calcext:value-type="float">
            <text:p>3804450</text:p>
          </table:table-cell>
          <table:table-cell office:value-type="float" office:value="23.95" calcext:value-type="float">
            <text:p>23,9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12029" calcext:value-type="float">
            <text:p>312029</text:p>
          </table:table-cell>
          <table:table-cell office:value-type="float" office:value="226557" calcext:value-type="float">
            <text:p>226557</text:p>
          </table:table-cell>
          <table:table-cell office:value-type="float" office:value="7.216" calcext:value-type="float">
            <text:p>7,21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4002000" calcext:value-type="float">
            <text:p>4002000</text:p>
          </table:table-cell>
          <table:table-cell office:value-type="float" office:value="26.781" calcext:value-type="float">
            <text:p>26,78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25518" calcext:value-type="float">
            <text:p>325518</text:p>
          </table:table-cell>
          <table:table-cell office:value-type="float" office:value="236323" calcext:value-type="float">
            <text:p>236323</text:p>
          </table:table-cell>
          <table:table-cell office:value-type="float" office:value="7.387" calcext:value-type="float">
            <text:p>7,387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8402950" calcext:value-type="float">
            <text:p>8402950</text:p>
          </table:table-cell>
          <table:table-cell office:value-type="float" office:value="4204550" calcext:value-type="float">
            <text:p>4204550</text:p>
          </table:table-cell>
          <table:table-cell office:value-type="float" office:value="26.376" calcext:value-type="float">
            <text:p>26,37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29755" calcext:value-type="float">
            <text:p>329755</text:p>
          </table:table-cell>
          <table:table-cell office:value-type="float" office:value="239259" calcext:value-type="float">
            <text:p>239259</text:p>
          </table:table-cell>
          <table:table-cell office:value-type="float" office:value="7.583" calcext:value-type="float">
            <text:p>7,583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8817900" calcext:value-type="float">
            <text:p>8817900</text:p>
          </table:table-cell>
          <table:table-cell office:value-type="float" office:value="4412100" calcext:value-type="float">
            <text:p>4412100</text:p>
          </table:table-cell>
          <table:table-cell office:value-type="float" office:value="30.732" calcext:value-type="float">
            <text:p>30,73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41449" calcext:value-type="float">
            <text:p>341449</text:p>
          </table:table-cell>
          <table:table-cell office:value-type="float" office:value="247679" calcext:value-type="float">
            <text:p>247679</text:p>
          </table:table-cell>
          <table:table-cell office:value-type="float" office:value="7.666" calcext:value-type="float">
            <text:p>7,66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9242850" calcext:value-type="float">
            <text:p>9242850</text:p>
          </table:table-cell>
          <table:table-cell office:value-type="float" office:value="4624650" calcext:value-type="float">
            <text:p>4624650</text:p>
          </table:table-cell>
          <table:table-cell office:value-type="float" office:value="27.07" calcext:value-type="float">
            <text:p>27,0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47243" calcext:value-type="float">
            <text:p>347243</text:p>
          </table:table-cell>
          <table:table-cell office:value-type="float" office:value="252575" calcext:value-type="float">
            <text:p>252575</text:p>
          </table:table-cell>
          <table:table-cell office:value-type="float" office:value="5.577" calcext:value-type="float">
            <text:p>5,577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9677800" calcext:value-type="float">
            <text:p>9677800</text:p>
          </table:table-cell>
          <table:table-cell office:value-type="float" office:value="4842200" calcext:value-type="float">
            <text:p>4842200</text:p>
          </table:table-cell>
          <table:table-cell office:value-type="float" office:value="33.009" calcext:value-type="float">
            <text:p>33,00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60486" calcext:value-type="float">
            <text:p>360486</text:p>
          </table:table-cell>
          <table:table-cell office:value-type="float" office:value="261098" calcext:value-type="float">
            <text:p>261098</text:p>
          </table:table-cell>
          <table:table-cell office:value-type="float" office:value="7.69" calcext:value-type="float">
            <text:p>7,69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0122750" calcext:value-type="float">
            <text:p>10122750</text:p>
          </table:table-cell>
          <table:table-cell office:value-type="float" office:value="5064750" calcext:value-type="float">
            <text:p>5064750</text:p>
          </table:table-cell>
          <table:table-cell office:value-type="float" office:value="32.013" calcext:value-type="float">
            <text:p>32,01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66670" calcext:value-type="float">
            <text:p>366670</text:p>
          </table:table-cell>
          <table:table-cell office:value-type="float" office:value="265875" calcext:value-type="float">
            <text:p>265875</text:p>
          </table:table-cell>
          <table:table-cell office:value-type="float" office:value="7.337" calcext:value-type="float">
            <text:p>7,337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10577700" calcext:value-type="float">
            <text:p>10577700</text:p>
          </table:table-cell>
          <table:table-cell office:value-type="float" office:value="5292300" calcext:value-type="float">
            <text:p>5292300</text:p>
          </table:table-cell>
          <table:table-cell office:value-type="float" office:value="32.824" calcext:value-type="float">
            <text:p>32,82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77041" calcext:value-type="float">
            <text:p>377041</text:p>
          </table:table-cell>
          <table:table-cell office:value-type="float" office:value="272934" calcext:value-type="float">
            <text:p>272934</text:p>
          </table:table-cell>
          <table:table-cell office:value-type="float" office:value="3.511" calcext:value-type="float">
            <text:p>3,511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11042650" calcext:value-type="float">
            <text:p>11042650</text:p>
          </table:table-cell>
          <table:table-cell office:value-type="float" office:value="5524850" calcext:value-type="float">
            <text:p>5524850</text:p>
          </table:table-cell>
          <table:table-cell office:value-type="float" office:value="32.824" calcext:value-type="float">
            <text:p>32,82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86025" calcext:value-type="float">
            <text:p>386025</text:p>
          </table:table-cell>
          <table:table-cell office:value-type="float" office:value="280544" calcext:value-type="float">
            <text:p>280544</text:p>
          </table:table-cell>
          <table:table-cell office:value-type="float" office:value="8.357" calcext:value-type="float">
            <text:p>8,357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11517600" calcext:value-type="float">
            <text:p>11517600</text:p>
          </table:table-cell>
          <table:table-cell office:value-type="float" office:value="5762400" calcext:value-type="float">
            <text:p>5762400</text:p>
          </table:table-cell>
          <table:table-cell office:value-type="float" office:value="34.343" calcext:value-type="float">
            <text:p>34,34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02685" calcext:value-type="float">
            <text:p>402685</text:p>
          </table:table-cell>
          <table:table-cell office:value-type="float" office:value="292373" calcext:value-type="float">
            <text:p>292373</text:p>
          </table:table-cell>
          <table:table-cell office:value-type="float" office:value="8.29" calcext:value-type="float">
            <text:p>8,29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12002550" calcext:value-type="float">
            <text:p>12002550</text:p>
          </table:table-cell>
          <table:table-cell office:value-type="float" office:value="6004950" calcext:value-type="float">
            <text:p>6004950</text:p>
          </table:table-cell>
          <table:table-cell office:value-type="float" office:value="38.155" calcext:value-type="float">
            <text:p>38,15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5805" calcext:value-type="float">
            <text:p>405805</text:p>
          </table:table-cell>
          <table:table-cell office:value-type="float" office:value="294918" calcext:value-type="float">
            <text:p>294918</text:p>
          </table:table-cell>
          <table:table-cell office:value-type="float" office:value="8.939" calcext:value-type="float">
            <text:p>8,93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6252500" calcext:value-type="float">
            <text:p>6252500</text:p>
          </table:table-cell>
          <table:table-cell office:value-type="float" office:value="35.547" calcext:value-type="float">
            <text:p>35,54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16277" calcext:value-type="float">
            <text:p>416277</text:p>
          </table:table-cell>
          <table:table-cell office:value-type="float" office:value="302445" calcext:value-type="float">
            <text:p>302445</text:p>
          </table:table-cell>
          <table:table-cell office:value-type="float" office:value="3.741" calcext:value-type="float">
            <text:p>3,741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13002450" calcext:value-type="float">
            <text:p>13002450</text:p>
          </table:table-cell>
          <table:table-cell office:value-type="float" office:value="6505050" calcext:value-type="float">
            <text:p>6505050</text:p>
          </table:table-cell>
          <table:table-cell office:value-type="float" office:value="39.206" calcext:value-type="float">
            <text:p>39,20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23642" calcext:value-type="float">
            <text:p>423642</text:p>
          </table:table-cell>
          <table:table-cell office:value-type="float" office:value="307628" calcext:value-type="float">
            <text:p>307628</text:p>
          </table:table-cell>
          <table:table-cell office:value-type="float" office:value="8.331" calcext:value-type="float">
            <text:p>8,331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13517400" calcext:value-type="float">
            <text:p>13517400</text:p>
          </table:table-cell>
          <table:table-cell office:value-type="float" office:value="6762600" calcext:value-type="float">
            <text:p>6762600</text:p>
          </table:table-cell>
          <table:table-cell office:value-type="float" office:value="43.534" calcext:value-type="float">
            <text:p>43,53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37227" calcext:value-type="float">
            <text:p>437227</text:p>
          </table:table-cell>
          <table:table-cell office:value-type="float" office:value="317112" calcext:value-type="float">
            <text:p>317112</text:p>
          </table:table-cell>
          <table:table-cell office:value-type="float" office:value="6.737" calcext:value-type="float">
            <text:p>6,737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14042350" calcext:value-type="float">
            <text:p>14042350</text:p>
          </table:table-cell>
          <table:table-cell office:value-type="float" office:value="7025150" calcext:value-type="float">
            <text:p>7025150</text:p>
          </table:table-cell>
          <table:table-cell office:value-type="float" office:value="41.383" calcext:value-type="float">
            <text:p>41,38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443058" calcext:value-type="float">
            <text:p>443058</text:p>
          </table:table-cell>
          <table:table-cell office:value-type="float" office:value="322174" calcext:value-type="float">
            <text:p>322174</text:p>
          </table:table-cell>
          <table:table-cell office:value-type="float" office:value="7.79" calcext:value-type="float">
            <text:p>7,79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14577300" calcext:value-type="float">
            <text:p>14577300</text:p>
          </table:table-cell>
          <table:table-cell office:value-type="float" office:value="7292700" calcext:value-type="float">
            <text:p>7292700</text:p>
          </table:table-cell>
          <table:table-cell office:value-type="float" office:value="46.957" calcext:value-type="float">
            <text:p>46,95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57537" calcext:value-type="float">
            <text:p>457537</text:p>
          </table:table-cell>
          <table:table-cell office:value-type="float" office:value="331770" calcext:value-type="float">
            <text:p>331770</text:p>
          </table:table-cell>
          <table:table-cell office:value-type="float" office:value="8.22" calcext:value-type="float">
            <text:p>8,2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5122250" calcext:value-type="float">
            <text:p>15122250</text:p>
          </table:table-cell>
          <table:table-cell office:value-type="float" office:value="7565250" calcext:value-type="float">
            <text:p>7565250</text:p>
          </table:table-cell>
          <table:table-cell office:value-type="float" office:value="43.905" calcext:value-type="float">
            <text:p>43,90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463986" calcext:value-type="float">
            <text:p>463986</text:p>
          </table:table-cell>
          <table:table-cell office:value-type="float" office:value="337527" calcext:value-type="float">
            <text:p>337527</text:p>
          </table:table-cell>
          <table:table-cell office:value-type="float" office:value="8.481" calcext:value-type="float">
            <text:p>8,481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15677200" calcext:value-type="float">
            <text:p>15677200</text:p>
          </table:table-cell>
          <table:table-cell office:value-type="float" office:value="7842800" calcext:value-type="float">
            <text:p>7842800</text:p>
          </table:table-cell>
          <table:table-cell office:value-type="float" office:value="44.577" calcext:value-type="float">
            <text:p>44,57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78438" calcext:value-type="float">
            <text:p>478438</text:p>
          </table:table-cell>
          <table:table-cell office:value-type="float" office:value="348253" calcext:value-type="float">
            <text:p>348253</text:p>
          </table:table-cell>
          <table:table-cell office:value-type="float" office:value="9.993" calcext:value-type="float">
            <text:p>9,993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6242150" calcext:value-type="float">
            <text:p>16242150</text:p>
          </table:table-cell>
          <table:table-cell office:value-type="float" office:value="8125350" calcext:value-type="float">
            <text:p>8125350</text:p>
          </table:table-cell>
          <table:table-cell office:value-type="float" office:value="45.836" calcext:value-type="float">
            <text:p>45,83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81512" calcext:value-type="float">
            <text:p>481512</text:p>
          </table:table-cell>
          <table:table-cell office:value-type="float" office:value="350141" calcext:value-type="float">
            <text:p>350141</text:p>
          </table:table-cell>
          <table:table-cell office:value-type="float" office:value="9.373" calcext:value-type="float">
            <text:p>9,373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16817100" calcext:value-type="float">
            <text:p>16817100</text:p>
          </table:table-cell>
          <table:table-cell office:value-type="float" office:value="8412900" calcext:value-type="float">
            <text:p>8412900</text:p>
          </table:table-cell>
          <table:table-cell office:value-type="float" office:value="51.41" calcext:value-type="float">
            <text:p>51,4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95609" calcext:value-type="float">
            <text:p>495609</text:p>
          </table:table-cell>
          <table:table-cell office:value-type="float" office:value="361131" calcext:value-type="float">
            <text:p>361131</text:p>
          </table:table-cell>
          <table:table-cell office:value-type="float" office:value="8.639" calcext:value-type="float">
            <text:p>8,639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17402050" calcext:value-type="float">
            <text:p>17402050</text:p>
          </table:table-cell>
          <table:table-cell office:value-type="float" office:value="8705450" calcext:value-type="float">
            <text:p>8705450</text:p>
          </table:table-cell>
          <table:table-cell office:value-type="float" office:value="47.685" calcext:value-type="float">
            <text:p>47,68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00012" calcext:value-type="float">
            <text:p>500012</text:p>
          </table:table-cell>
          <table:table-cell office:value-type="float" office:value="364443" calcext:value-type="float">
            <text:p>364443</text:p>
          </table:table-cell>
          <table:table-cell office:value-type="float" office:value="5.735" calcext:value-type="float">
            <text:p>5,73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9003000" calcext:value-type="float">
            <text:p>9003000</text:p>
          </table:table-cell>
          <table:table-cell office:value-type="float" office:value="51.364" calcext:value-type="float">
            <text:p>51,36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512222" calcext:value-type="float">
            <text:p>512222</text:p>
          </table:table-cell>
          <table:table-cell office:value-type="float" office:value="372114" calcext:value-type="float">
            <text:p>372114</text:p>
          </table:table-cell>
          <table:table-cell office:value-type="float" office:value="11.697" calcext:value-type="float">
            <text:p>11,697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18601950" calcext:value-type="float">
            <text:p>18601950</text:p>
          </table:table-cell>
          <table:table-cell office:value-type="float" office:value="9305550" calcext:value-type="float">
            <text:p>9305550</text:p>
          </table:table-cell>
          <table:table-cell office:value-type="float" office:value="55.805" calcext:value-type="float">
            <text:p>55,80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519267" calcext:value-type="float">
            <text:p>519267</text:p>
          </table:table-cell>
          <table:table-cell office:value-type="float" office:value="378149" calcext:value-type="float">
            <text:p>378149</text:p>
          </table:table-cell>
          <table:table-cell office:value-type="float" office:value="10.093" calcext:value-type="float">
            <text:p>10,093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19216900" calcext:value-type="float">
            <text:p>19216900</text:p>
          </table:table-cell>
          <table:table-cell office:value-type="float" office:value="9613100" calcext:value-type="float">
            <text:p>9613100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31738" calcext:value-type="float">
            <text:p>531738</text:p>
          </table:table-cell>
          <table:table-cell office:value-type="float" office:value="386581" calcext:value-type="float">
            <text:p>386581</text:p>
          </table:table-cell>
          <table:table-cell office:value-type="float" office:value="11.885" calcext:value-type="float">
            <text:p>11,885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19841850" calcext:value-type="float">
            <text:p>19841850</text:p>
          </table:table-cell>
          <table:table-cell office:value-type="float" office:value="9925650" calcext:value-type="float">
            <text:p>9925650</text:p>
          </table:table-cell>
          <table:table-cell office:value-type="float" office:value="61.685" calcext:value-type="float">
            <text:p>61,68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41165" calcext:value-type="float">
            <text:p>541165</text:p>
          </table:table-cell>
          <table:table-cell office:value-type="float" office:value="394136" calcext:value-type="float">
            <text:p>394136</text:p>
          </table:table-cell>
          <table:table-cell office:value-type="float" office:value="8.808" calcext:value-type="float">
            <text:p>8,808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20476800" calcext:value-type="float">
            <text:p>20476800</text:p>
          </table:table-cell>
          <table:table-cell office:value-type="float" office:value="10243200" calcext:value-type="float">
            <text:p>10243200</text:p>
          </table:table-cell>
          <table:table-cell office:value-type="float" office:value="78.984" calcext:value-type="float">
            <text:p>78,98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56827" calcext:value-type="float">
            <text:p>556827</text:p>
          </table:table-cell>
          <table:table-cell office:value-type="float" office:value="406629" calcext:value-type="float">
            <text:p>406629</text:p>
          </table:table-cell>
          <table:table-cell office:value-type="float" office:value="4.945" calcext:value-type="float">
            <text:p>4,945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21121750" calcext:value-type="float">
            <text:p>21121750</text:p>
          </table:table-cell>
          <table:table-cell office:value-type="float" office:value="10565750" calcext:value-type="float">
            <text:p>10565750</text:p>
          </table:table-cell>
          <table:table-cell office:value-type="float" office:value="58.05" calcext:value-type="float">
            <text:p>58,0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60719" calcext:value-type="float">
            <text:p>560719</text:p>
          </table:table-cell>
          <table:table-cell office:value-type="float" office:value="408543" calcext:value-type="float">
            <text:p>408543</text:p>
          </table:table-cell>
          <table:table-cell office:value-type="float" office:value="12.651" calcext:value-type="float">
            <text:p>12,651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21776700" calcext:value-type="float">
            <text:p>21776700</text:p>
          </table:table-cell>
          <table:table-cell office:value-type="float" office:value="10893300" calcext:value-type="float">
            <text:p>10893300</text:p>
          </table:table-cell>
          <table:table-cell office:value-type="float" office:value="61.546" calcext:value-type="float">
            <text:p>61,54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71691" calcext:value-type="float">
            <text:p>571691</text:p>
          </table:table-cell>
          <table:table-cell office:value-type="float" office:value="416960" calcext:value-type="float">
            <text:p>416960</text:p>
          </table:table-cell>
          <table:table-cell office:value-type="float" office:value="8.728" calcext:value-type="float">
            <text:p>8,728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22441650" calcext:value-type="float">
            <text:p>22441650</text:p>
          </table:table-cell>
          <table:table-cell office:value-type="float" office:value="11225850" calcext:value-type="float">
            <text:p>11225850</text:p>
          </table:table-cell>
          <table:table-cell office:value-type="float" office:value="65.118" calcext:value-type="float">
            <text:p>65,11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75599" calcext:value-type="float">
            <text:p>575599</text:p>
          </table:table-cell>
          <table:table-cell office:value-type="float" office:value="419991" calcext:value-type="float">
            <text:p>419991</text:p>
          </table:table-cell>
          <table:table-cell office:value-type="float" office:value="14.815" calcext:value-type="float">
            <text:p>14,815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23116600" calcext:value-type="float">
            <text:p>23116600</text:p>
          </table:table-cell>
          <table:table-cell office:value-type="float" office:value="11563400" calcext:value-type="float">
            <text:p>11563400</text:p>
          </table:table-cell>
          <table:table-cell office:value-type="float" office:value="63.503" calcext:value-type="float">
            <text:p>63,503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92497" calcext:value-type="float">
            <text:p>592497</text:p>
          </table:table-cell>
          <table:table-cell office:value-type="float" office:value="432658" calcext:value-type="float">
            <text:p>432658</text:p>
          </table:table-cell>
          <table:table-cell office:value-type="float" office:value="10.854" calcext:value-type="float">
            <text:p>10,854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23801550" calcext:value-type="float">
            <text:p>23801550</text:p>
          </table:table-cell>
          <table:table-cell office:value-type="float" office:value="11905950" calcext:value-type="float">
            <text:p>11905950</text:p>
          </table:table-cell>
          <table:table-cell office:value-type="float" office:value="66.909" calcext:value-type="float">
            <text:p>66,9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97337" calcext:value-type="float">
            <text:p>597337</text:p>
          </table:table-cell>
          <table:table-cell office:value-type="float" office:value="436464" calcext:value-type="float">
            <text:p>436464</text:p>
          </table:table-cell>
          <table:table-cell office:value-type="float" office:value="11.544" calcext:value-type="float">
            <text:p>11,54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4496500" calcext:value-type="float">
            <text:p>24496500</text:p>
          </table:table-cell>
          <table:table-cell office:value-type="float" office:value="12253500" calcext:value-type="float">
            <text:p>12253500</text:p>
          </table:table-cell>
          <table:table-cell office:value-type="float" office:value="67.533" calcext:value-type="float">
            <text:p>67,533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11615" calcext:value-type="float">
            <text:p>611615</text:p>
          </table:table-cell>
          <table:table-cell office:value-type="float" office:value="445930" calcext:value-type="float">
            <text:p>445930</text:p>
          </table:table-cell>
          <table:table-cell office:value-type="float" office:value="9.02" calcext:value-type="float">
            <text:p>9,0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25201450" calcext:value-type="float">
            <text:p>25201450</text:p>
          </table:table-cell>
          <table:table-cell office:value-type="float" office:value="12606050" calcext:value-type="float">
            <text:p>12606050</text:p>
          </table:table-cell>
          <table:table-cell office:value-type="float" office:value="70.371" calcext:value-type="float">
            <text:p>70,37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15325" calcext:value-type="float">
            <text:p>615325</text:p>
          </table:table-cell>
          <table:table-cell office:value-type="float" office:value="449676" calcext:value-type="float">
            <text:p>449676</text:p>
          </table:table-cell>
          <table:table-cell office:value-type="float" office:value="7.105" calcext:value-type="float">
            <text:p>7,105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25916400" calcext:value-type="float">
            <text:p>25916400</text:p>
          </table:table-cell>
          <table:table-cell office:value-type="float" office:value="12963600" calcext:value-type="float">
            <text:p>12963600</text:p>
          </table:table-cell>
          <table:table-cell office:value-type="float" office:value="70.616" calcext:value-type="float">
            <text:p>70,61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32457" calcext:value-type="float">
            <text:p>632457</text:p>
          </table:table-cell>
          <table:table-cell office:value-type="float" office:value="462893" calcext:value-type="float">
            <text:p>462893</text:p>
          </table:table-cell>
          <table:table-cell office:value-type="float" office:value="6.483" calcext:value-type="float">
            <text:p>6,483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26641350" calcext:value-type="float">
            <text:p>26641350</text:p>
          </table:table-cell>
          <table:table-cell office:value-type="float" office:value="13326150" calcext:value-type="float">
            <text:p>13326150</text:p>
          </table:table-cell>
          <table:table-cell office:value-type="float" office:value="79.305" calcext:value-type="float">
            <text:p>79,30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34390" calcext:value-type="float">
            <text:p>634390</text:p>
          </table:table-cell>
          <table:table-cell office:value-type="float" office:value="463945" calcext:value-type="float">
            <text:p>463945</text:p>
          </table:table-cell>
          <table:table-cell office:value-type="float" office:value="11.261" calcext:value-type="float">
            <text:p>11,261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27376300" calcext:value-type="float">
            <text:p>27376300</text:p>
          </table:table-cell>
          <table:table-cell office:value-type="float" office:value="13693700" calcext:value-type="float">
            <text:p>13693700</text:p>
          </table:table-cell>
          <table:table-cell office:value-type="float" office:value="74.88" calcext:value-type="float">
            <text:p>74,8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48787" calcext:value-type="float">
            <text:p>648787</text:p>
          </table:table-cell>
          <table:table-cell office:value-type="float" office:value="475133" calcext:value-type="float">
            <text:p>475133</text:p>
          </table:table-cell>
          <table:table-cell office:value-type="float" office:value="5.642" calcext:value-type="float">
            <text:p>5,642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8121250" calcext:value-type="float">
            <text:p>28121250</text:p>
          </table:table-cell>
          <table:table-cell office:value-type="float" office:value="14066250" calcext:value-type="float">
            <text:p>14066250</text:p>
          </table:table-cell>
          <table:table-cell office:value-type="float" office:value="85.267" calcext:value-type="float">
            <text:p>85,267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49947" calcext:value-type="float">
            <text:p>649947</text:p>
          </table:table-cell>
          <table:table-cell office:value-type="float" office:value="476028" calcext:value-type="float">
            <text:p>476028</text:p>
          </table:table-cell>
          <table:table-cell office:value-type="float" office:value="11.245" calcext:value-type="float">
            <text:p>11,245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28876200" calcext:value-type="float">
            <text:p>28876200</text:p>
          </table:table-cell>
          <table:table-cell office:value-type="float" office:value="14443800" calcext:value-type="float">
            <text:p>14443800</text:p>
          </table:table-cell>
          <table:table-cell office:value-type="float" office:value="79.586" calcext:value-type="float">
            <text:p>79,58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64613" calcext:value-type="float">
            <text:p>664613</text:p>
          </table:table-cell>
          <table:table-cell office:value-type="float" office:value="485498" calcext:value-type="float">
            <text:p>485498</text:p>
          </table:table-cell>
          <table:table-cell office:value-type="float" office:value="7.726" calcext:value-type="float">
            <text:p>7,726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29641150" calcext:value-type="float">
            <text:p>29641150</text:p>
          </table:table-cell>
          <table:table-cell office:value-type="float" office:value="14826350" calcext:value-type="float">
            <text:p>14826350</text:p>
          </table:table-cell>
          <table:table-cell office:value-type="float" office:value="83.639" calcext:value-type="float">
            <text:p>83,63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68912" calcext:value-type="float">
            <text:p>668912</text:p>
          </table:table-cell>
          <table:table-cell office:value-type="float" office:value="490495" calcext:value-type="float">
            <text:p>490495</text:p>
          </table:table-cell>
          <table:table-cell office:value-type="float" office:value="11.579" calcext:value-type="float">
            <text:p>11,57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30416100" calcext:value-type="float">
            <text:p>30416100</text:p>
          </table:table-cell>
          <table:table-cell office:value-type="float" office:value="15213900" calcext:value-type="float">
            <text:p>15213900</text:p>
          </table:table-cell>
          <table:table-cell office:value-type="float" office:value="85.221" calcext:value-type="float">
            <text:p>85,221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82964" calcext:value-type="float">
            <text:p>682964</text:p>
          </table:table-cell>
          <table:table-cell office:value-type="float" office:value="500229" calcext:value-type="float">
            <text:p>500229</text:p>
          </table:table-cell>
          <table:table-cell office:value-type="float" office:value="10.198" calcext:value-type="float">
            <text:p>10,198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31201050" calcext:value-type="float">
            <text:p>31201050</text:p>
          </table:table-cell>
          <table:table-cell office:value-type="float" office:value="15606450" calcext:value-type="float">
            <text:p>15606450</text:p>
          </table:table-cell>
          <table:table-cell office:value-type="float" office:value="85.862" calcext:value-type="float">
            <text:p>85,86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91196" calcext:value-type="float">
            <text:p>691196</text:p>
          </table:table-cell>
          <table:table-cell office:value-type="float" office:value="507306" calcext:value-type="float">
            <text:p>507306</text:p>
          </table:table-cell>
          <table:table-cell office:value-type="float" office:value="8.042" calcext:value-type="float">
            <text:p>8,04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16004000" calcext:value-type="float">
            <text:p>16004000</text:p>
          </table:table-cell>
          <table:table-cell office:value-type="float" office:value="90.283" calcext:value-type="float">
            <text:p>90,28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711648" calcext:value-type="float">
            <text:p>711648</text:p>
          </table:table-cell>
          <table:table-cell office:value-type="float" office:value="522709" calcext:value-type="float">
            <text:p>522709</text:p>
          </table:table-cell>
          <table:table-cell office:value-type="float" office:value="8.868" calcext:value-type="float">
            <text:p>8,868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32800950" calcext:value-type="float">
            <text:p>32800950</text:p>
          </table:table-cell>
          <table:table-cell office:value-type="float" office:value="16406550" calcext:value-type="float">
            <text:p>16406550</text:p>
          </table:table-cell>
          <table:table-cell office:value-type="float" office:value="99.837" calcext:value-type="float">
            <text:p>99,83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711421" calcext:value-type="float">
            <text:p>711421</text:p>
          </table:table-cell>
          <table:table-cell office:value-type="float" office:value="523311" calcext:value-type="float">
            <text:p>523311</text:p>
          </table:table-cell>
          <table:table-cell office:value-type="float" office:value="12.698" calcext:value-type="float">
            <text:p>12,698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33615900" calcext:value-type="float">
            <text:p>33615900</text:p>
          </table:table-cell>
          <table:table-cell office:value-type="float" office:value="16814100" calcext:value-type="float">
            <text:p>16814100</text:p>
          </table:table-cell>
          <table:table-cell office:value-type="float" office:value="92.752" calcext:value-type="float">
            <text:p>92,752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724023" calcext:value-type="float">
            <text:p>724023</text:p>
          </table:table-cell>
          <table:table-cell office:value-type="float" office:value="532187" calcext:value-type="float">
            <text:p>532187</text:p>
          </table:table-cell>
          <table:table-cell office:value-type="float" office:value="10.588" calcext:value-type="float">
            <text:p>10,588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34440850" calcext:value-type="float">
            <text:p>34440850</text:p>
          </table:table-cell>
          <table:table-cell office:value-type="float" office:value="17226650" calcext:value-type="float">
            <text:p>17226650</text:p>
          </table:table-cell>
          <table:table-cell office:value-type="float" office:value="95.341" calcext:value-type="float">
            <text:p>95,34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729039" calcext:value-type="float">
            <text:p>729039</text:p>
          </table:table-cell>
          <table:table-cell office:value-type="float" office:value="535806" calcext:value-type="float">
            <text:p>535806</text:p>
          </table:table-cell>
          <table:table-cell office:value-type="float" office:value="10.945" calcext:value-type="float">
            <text:p>10,945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35275800" calcext:value-type="float">
            <text:p>35275800</text:p>
          </table:table-cell>
          <table:table-cell office:value-type="float" office:value="17644200" calcext:value-type="float">
            <text:p>17644200</text:p>
          </table:table-cell>
          <table:table-cell office:value-type="float" office:value="99.381" calcext:value-type="float">
            <text:p>99,38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744386" calcext:value-type="float">
            <text:p>744386</text:p>
          </table:table-cell>
          <table:table-cell office:value-type="float" office:value="546221" calcext:value-type="float">
            <text:p>546221</text:p>
          </table:table-cell>
          <table:table-cell office:value-type="float" office:value="12.824" calcext:value-type="float">
            <text:p>12,82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36120750" calcext:value-type="float">
            <text:p>36120750</text:p>
          </table:table-cell>
          <table:table-cell office:value-type="float" office:value="18066750" calcext:value-type="float">
            <text:p>18066750</text:p>
          </table:table-cell>
          <table:table-cell office:value-type="float" office:value="100.546" calcext:value-type="float">
            <text:p>100,54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747597" calcext:value-type="float">
            <text:p>747597</text:p>
          </table:table-cell>
          <table:table-cell office:value-type="float" office:value="549626" calcext:value-type="float">
            <text:p>549626</text:p>
          </table:table-cell>
          <table:table-cell office:value-type="float" office:value="12.604" calcext:value-type="float">
            <text:p>12,604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36975700" calcext:value-type="float">
            <text:p>36975700</text:p>
          </table:table-cell>
          <table:table-cell office:value-type="float" office:value="18494300" calcext:value-type="float">
            <text:p>18494300</text:p>
          </table:table-cell>
          <table:table-cell office:value-type="float" office:value="101.727" calcext:value-type="float">
            <text:p>101,727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765935" calcext:value-type="float">
            <text:p>765935</text:p>
          </table:table-cell>
          <table:table-cell office:value-type="float" office:value="561239" calcext:value-type="float">
            <text:p>561239</text:p>
          </table:table-cell>
          <table:table-cell office:value-type="float" office:value="15.032" calcext:value-type="float">
            <text:p>15,032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37840650" calcext:value-type="float">
            <text:p>37840650</text:p>
          </table:table-cell>
          <table:table-cell office:value-type="float" office:value="18926850" calcext:value-type="float">
            <text:p>18926850</text:p>
          </table:table-cell>
          <table:table-cell office:value-type="float" office:value="103.548" calcext:value-type="float">
            <text:p>103,548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70643" calcext:value-type="float">
            <text:p>770643</text:p>
          </table:table-cell>
          <table:table-cell office:value-type="float" office:value="565498" calcext:value-type="float">
            <text:p>565498</text:p>
          </table:table-cell>
          <table:table-cell office:value-type="float" office:value="14.387" calcext:value-type="float">
            <text:p>14,387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38715600" calcext:value-type="float">
            <text:p>38715600</text:p>
          </table:table-cell>
          <table:table-cell office:value-type="float" office:value="19364400" calcext:value-type="float">
            <text:p>19364400</text:p>
          </table:table-cell>
          <table:table-cell office:value-type="float" office:value="108.559" calcext:value-type="float">
            <text:p>108,55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791524" calcext:value-type="float">
            <text:p>791524</text:p>
          </table:table-cell>
          <table:table-cell office:value-type="float" office:value="581231" calcext:value-type="float">
            <text:p>581231</text:p>
          </table:table-cell>
          <table:table-cell office:value-type="float" office:value="8.543" calcext:value-type="float">
            <text:p>8,543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39600550" calcext:value-type="float">
            <text:p>39600550</text:p>
          </table:table-cell>
          <table:table-cell office:value-type="float" office:value="19806950" calcext:value-type="float">
            <text:p>19806950</text:p>
          </table:table-cell>
          <table:table-cell office:value-type="float" office:value="107.948" calcext:value-type="float">
            <text:p>107,94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91063" calcext:value-type="float">
            <text:p>791063</text:p>
          </table:table-cell>
          <table:table-cell office:value-type="float" office:value="580522" calcext:value-type="float">
            <text:p>580522</text:p>
          </table:table-cell>
          <table:table-cell office:value-type="float" office:value="6.943" calcext:value-type="float">
            <text:p>6,94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40495500" calcext:value-type="float">
            <text:p>40495500</text:p>
          </table:table-cell>
          <table:table-cell office:value-type="float" office:value="20254500" calcext:value-type="float">
            <text:p>20254500</text:p>
          </table:table-cell>
          <table:table-cell office:value-type="float" office:value="112.144" calcext:value-type="float">
            <text:p>112,14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810859" calcext:value-type="float">
            <text:p>810859</text:p>
          </table:table-cell>
          <table:table-cell office:value-type="float" office:value="594919" calcext:value-type="float">
            <text:p>594919</text:p>
          </table:table-cell>
          <table:table-cell office:value-type="float" office:value="12.917" calcext:value-type="float">
            <text:p>12,917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41400450" calcext:value-type="float">
            <text:p>41400450</text:p>
          </table:table-cell>
          <table:table-cell office:value-type="float" office:value="20707050" calcext:value-type="float">
            <text:p>20707050</text:p>
          </table:table-cell>
          <table:table-cell office:value-type="float" office:value="122.415" calcext:value-type="float">
            <text:p>122,41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812589" calcext:value-type="float">
            <text:p>812589</text:p>
          </table:table-cell>
          <table:table-cell office:value-type="float" office:value="596582" calcext:value-type="float">
            <text:p>596582</text:p>
          </table:table-cell>
          <table:table-cell office:value-type="float" office:value="12.788" calcext:value-type="float">
            <text:p>12,788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42315400" calcext:value-type="float">
            <text:p>42315400</text:p>
          </table:table-cell>
          <table:table-cell office:value-type="float" office:value="21164600" calcext:value-type="float">
            <text:p>21164600</text:p>
          </table:table-cell>
          <table:table-cell office:value-type="float" office:value="116.803" calcext:value-type="float">
            <text:p>116,80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828774" calcext:value-type="float">
            <text:p>828774</text:p>
          </table:table-cell>
          <table:table-cell office:value-type="float" office:value="606902" calcext:value-type="float">
            <text:p>606902</text:p>
          </table:table-cell>
          <table:table-cell office:value-type="float" office:value="8.684" calcext:value-type="float">
            <text:p>8,684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43240350" calcext:value-type="float">
            <text:p>43240350</text:p>
          </table:table-cell>
          <table:table-cell office:value-type="float" office:value="21627150" calcext:value-type="float">
            <text:p>21627150</text:p>
          </table:table-cell>
          <table:table-cell office:value-type="float" office:value="118.053" calcext:value-type="float">
            <text:p>118,05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828814" calcext:value-type="float">
            <text:p>828814</text:p>
          </table:table-cell>
          <table:table-cell office:value-type="float" office:value="608426" calcext:value-type="float">
            <text:p>608426</text:p>
          </table:table-cell>
          <table:table-cell office:value-type="float" office:value="7.176" calcext:value-type="float">
            <text:p>7,176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44175300" calcext:value-type="float">
            <text:p>44175300</text:p>
          </table:table-cell>
          <table:table-cell office:value-type="float" office:value="22094700" calcext:value-type="float">
            <text:p>22094700</text:p>
          </table:table-cell>
          <table:table-cell office:value-type="float" office:value="120.023" calcext:value-type="float">
            <text:p>120,02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848622" calcext:value-type="float">
            <text:p>848622</text:p>
          </table:table-cell>
          <table:table-cell office:value-type="float" office:value="621242" calcext:value-type="float">
            <text:p>621242</text:p>
          </table:table-cell>
          <table:table-cell office:value-type="float" office:value="17.858" calcext:value-type="float">
            <text:p>17,85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45120250" calcext:value-type="float">
            <text:p>45120250</text:p>
          </table:table-cell>
          <table:table-cell office:value-type="float" office:value="22567250" calcext:value-type="float">
            <text:p>22567250</text:p>
          </table:table-cell>
          <table:table-cell office:value-type="float" office:value="121.469" calcext:value-type="float">
            <text:p>121,469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852921" calcext:value-type="float">
            <text:p>852921</text:p>
          </table:table-cell>
          <table:table-cell office:value-type="float" office:value="626403" calcext:value-type="float">
            <text:p>626403</text:p>
          </table:table-cell>
          <table:table-cell office:value-type="float" office:value="15.1" calcext:value-type="float">
            <text:p>15,1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46075200" calcext:value-type="float">
            <text:p>46075200</text:p>
          </table:table-cell>
          <table:table-cell office:value-type="float" office:value="23044800" calcext:value-type="float">
            <text:p>23044800</text:p>
          </table:table-cell>
          <table:table-cell office:value-type="float" office:value="125.517" calcext:value-type="float">
            <text:p>125,517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879230" calcext:value-type="float">
            <text:p>879230</text:p>
          </table:table-cell>
          <table:table-cell office:value-type="float" office:value="645836" calcext:value-type="float">
            <text:p>645836</text:p>
          </table:table-cell>
          <table:table-cell office:value-type="float" office:value="9.418" calcext:value-type="float">
            <text:p>9,418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47040150" calcext:value-type="float">
            <text:p>47040150</text:p>
          </table:table-cell>
          <table:table-cell office:value-type="float" office:value="23527350" calcext:value-type="float">
            <text:p>23527350</text:p>
          </table:table-cell>
          <table:table-cell office:value-type="float" office:value="131.378" calcext:value-type="float">
            <text:p>131,37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879424" calcext:value-type="float">
            <text:p>879424</text:p>
          </table:table-cell>
          <table:table-cell office:value-type="float" office:value="646193" calcext:value-type="float">
            <text:p>646193</text:p>
          </table:table-cell>
          <table:table-cell office:value-type="float" office:value="7.633" calcext:value-type="float">
            <text:p>7,633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48015100" calcext:value-type="float">
            <text:p>48015100</text:p>
          </table:table-cell>
          <table:table-cell office:value-type="float" office:value="24014900" calcext:value-type="float">
            <text:p>24014900</text:p>
          </table:table-cell>
          <table:table-cell office:value-type="float" office:value="131.999" calcext:value-type="float">
            <text:p>131,99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88771" calcext:value-type="float">
            <text:p>888771</text:p>
          </table:table-cell>
          <table:table-cell office:value-type="float" office:value="653685" calcext:value-type="float">
            <text:p>653685</text:p>
          </table:table-cell>
          <table:table-cell office:value-type="float" office:value="10.225" calcext:value-type="float">
            <text:p>10,225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49000050" calcext:value-type="float">
            <text:p>49000050</text:p>
          </table:table-cell>
          <table:table-cell office:value-type="float" office:value="24507450" calcext:value-type="float">
            <text:p>24507450</text:p>
          </table:table-cell>
          <table:table-cell office:value-type="float" office:value="139.248" calcext:value-type="float">
            <text:p>139,2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94585" calcext:value-type="float">
            <text:p>894585</text:p>
          </table:table-cell>
          <table:table-cell office:value-type="float" office:value="657585" calcext:value-type="float">
            <text:p>657585</text:p>
          </table:table-cell>
          <table:table-cell office:value-type="float" office:value="16.977" calcext:value-type="float">
            <text:p>16,97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5005000" calcext:value-type="float">
            <text:p>25005000</text:p>
          </table:table-cell>
          <table:table-cell office:value-type="float" office:value="139.262" calcext:value-type="float">
            <text:p>139,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1T16:50:53.312122586</dc:date>
    <meta:editing-duration>PT13M9S</meta:editing-duration>
    <meta:editing-cycles>5</meta:editing-cycles>
    <meta:generator>LibreOffice/6.4.7.2$Linux_X86_64 LibreOffice_project/40$Build-2</meta:generator>
    <meta:document-statistic meta:table-count="1" meta:cell-count="80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62cm" svg:height="11.96cm" xlink:href=".." xlink:type="simple" chart:class="chart:line" chart:style-name="ch1">
        <chart:title svg:x="6.632cm" svg:y="0.375cm" chart:style-name="ch2">
          <text:p>zależność porównań od n dla QS i QSU</text:p>
        </chart:title>
        <chart:legend chart:legend-position="end" svg:x="18.701cm" svg:y="5.432cm" style:legend-expansion="high" chart:style-name="ch3"/>
        <chart:plot-area chart:style-name="ch4" table:cell-range-address="QSU_WORST_m1.A1:QSU_WORST_m1.B101 QSU_WORST_m1.G1:QSU_WORST_m1.G101" chart:data-source-has-labels="both" svg:x="0.425cm" svg:y="1.393cm" svg:width="17.851cm" svg:height="10.328cm">
          <chartooo:coordinate-region svg:x="2.158cm" svg:y="1.393cm" svg:width="16.118cm" svg:height="9.075cm"/>
          <chart:axis chart:dimension="x" chart:name="primary-x" chart:style-name="ch5" chartooo:axis-type="auto">
            <chartooo:date-scale/>
            <chart:categories table:cell-range-address="QSU_WORST_m1.A2:QSU_WORST_m1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SU_WORST_m1.B2:QSU_WORST_m1.B101" chart:label-cell-address="QSU_WORST_m1.B1:QSU_WORST_m1.B1" chart:class="chart:line">
            <chart:data-point chart:repeated="100"/>
          </chart:series>
          <chart:series chart:style-name="ch8" chart:values-cell-range-address="QSU_WORST_m1.G2:QSU_WORST_m1.G101" chart:label-cell-address="QSU_WORST_m1.G1:QSU_WORST_m1.G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_u</text:p>
                <draw:g>
                  <svg:desc>QSU_WORST_m1.B1:QSU_WORST_m1.B1</svg:desc>
                </draw:g>
              </table:table-cell>
              <table:table-cell office:value-type="string">
                <text:p>comp_s</text:p>
                <draw:g>
                  <svg:desc>QSU_WORST_m1.G1:QSU_WORST_m1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QSU_WORST_m1.A2:QSU_WORST_m1.A101</svg:desc>
                </draw:g>
              </table:table-cell>
              <table:table-cell office:value-type="float" office:value="3648">
                <text:p>3648</text:p>
                <draw:g>
                  <svg:desc>QSU_WORST_m1.B2:QSU_WORST_m1.B101</svg:desc>
                </draw:g>
              </table:table-cell>
              <table:table-cell office:value-type="float" office:value="4950">
                <text:p>4950</text:p>
                <draw:g>
                  <svg:desc>QSU_WORST_m1.G2:QSU_WORST_m1.G10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665">
                <text:p>8665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744">
                <text:p>14744</text:p>
              </table:table-cell>
              <table:table-cell office:value-type="float" office:value="44850">
                <text:p>448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806">
                <text:p>20806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7595">
                <text:p>27595</text:p>
              </table:table-cell>
              <table:table-cell office:value-type="float" office:value="124750">
                <text:p>12475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3538">
                <text:p>33538</text:p>
              </table:table-cell>
              <table:table-cell office:value-type="float" office:value="179700">
                <text:p>1797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1482">
                <text:p>41482</text:p>
              </table:table-cell>
              <table:table-cell office:value-type="float" office:value="244650">
                <text:p>24465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258">
                <text:p>48258</text:p>
              </table:table-cell>
              <table:table-cell office:value-type="float" office:value="319600">
                <text:p>3196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5886">
                <text:p>55886</text:p>
              </table:table-cell>
              <table:table-cell office:value-type="float" office:value="404550">
                <text:p>4045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2346">
                <text:p>62346</text:p>
              </table:table-cell>
              <table:table-cell office:value-type="float" office:value="499500">
                <text:p>4995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9721">
                <text:p>69721</text:p>
              </table:table-cell>
              <table:table-cell office:value-type="float" office:value="604450">
                <text:p>60445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6946">
                <text:p>76946</text:p>
              </table:table-cell>
              <table:table-cell office:value-type="float" office:value="719400">
                <text:p>7194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4619">
                <text:p>84619</text:p>
              </table:table-cell>
              <table:table-cell office:value-type="float" office:value="844350">
                <text:p>84435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92432">
                <text:p>92432</text:p>
              </table:table-cell>
              <table:table-cell office:value-type="float" office:value="979300">
                <text:p>9793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1032">
                <text:p>101032</text:p>
              </table:table-cell>
              <table:table-cell office:value-type="float" office:value="1124250">
                <text:p>112425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8915">
                <text:p>108915</text:p>
              </table:table-cell>
              <table:table-cell office:value-type="float" office:value="1279200">
                <text:p>12792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8088">
                <text:p>118088</text:p>
              </table:table-cell>
              <table:table-cell office:value-type="float" office:value="1444150">
                <text:p>144415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25237">
                <text:p>125237</text:p>
              </table:table-cell>
              <table:table-cell office:value-type="float" office:value="1619100">
                <text:p>161910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2833">
                <text:p>132833</text:p>
              </table:table-cell>
              <table:table-cell office:value-type="float" office:value="1804050">
                <text:p>18040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9994">
                <text:p>139994</text:p>
              </table:table-cell>
              <table:table-cell office:value-type="float" office:value="1999000">
                <text:p>19990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48605">
                <text:p>148605</text:p>
              </table:table-cell>
              <table:table-cell office:value-type="float" office:value="2203950">
                <text:p>220395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54646">
                <text:p>154646</text:p>
              </table:table-cell>
              <table:table-cell office:value-type="float" office:value="2418900">
                <text:p>241890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66109">
                <text:p>166109</text:p>
              </table:table-cell>
              <table:table-cell office:value-type="float" office:value="2643850">
                <text:p>264385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3417">
                <text:p>173417</text:p>
              </table:table-cell>
              <table:table-cell office:value-type="float" office:value="2878800">
                <text:p>28788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3965">
                <text:p>183965</text:p>
              </table:table-cell>
              <table:table-cell office:value-type="float" office:value="3123750">
                <text:p>312375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0270">
                <text:p>190270</text:p>
              </table:table-cell>
              <table:table-cell office:value-type="float" office:value="3378700">
                <text:p>33787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0902">
                <text:p>200902</text:p>
              </table:table-cell>
              <table:table-cell office:value-type="float" office:value="3643650">
                <text:p>364365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7736">
                <text:p>207736</text:p>
              </table:table-cell>
              <table:table-cell office:value-type="float" office:value="3918600">
                <text:p>391860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7988">
                <text:p>217988</text:p>
              </table:table-cell>
              <table:table-cell office:value-type="float" office:value="4203550">
                <text:p>42035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25414">
                <text:p>225414</text:p>
              </table:table-cell>
              <table:table-cell office:value-type="float" office:value="4498500">
                <text:p>449850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35197">
                <text:p>235197</text:p>
              </table:table-cell>
              <table:table-cell office:value-type="float" office:value="4803450">
                <text:p>48034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44173">
                <text:p>244173</text:p>
              </table:table-cell>
              <table:table-cell office:value-type="float" office:value="5118400">
                <text:p>51184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55327">
                <text:p>255327</text:p>
              </table:table-cell>
              <table:table-cell office:value-type="float" office:value="5443350">
                <text:p>544335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61036">
                <text:p>261036</text:p>
              </table:table-cell>
              <table:table-cell office:value-type="float" office:value="5778300">
                <text:p>57783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70607">
                <text:p>270607</text:p>
              </table:table-cell>
              <table:table-cell office:value-type="float" office:value="6123250">
                <text:p>612325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76574">
                <text:p>276574</text:p>
              </table:table-cell>
              <table:table-cell office:value-type="float" office:value="6478200">
                <text:p>647820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88768">
                <text:p>288768</text:p>
              </table:table-cell>
              <table:table-cell office:value-type="float" office:value="6843150">
                <text:p>684315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93551">
                <text:p>293551</text:p>
              </table:table-cell>
              <table:table-cell office:value-type="float" office:value="7218100">
                <text:p>72181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05787">
                <text:p>305787</text:p>
              </table:table-cell>
              <table:table-cell office:value-type="float" office:value="7603050">
                <text:p>76030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12029">
                <text:p>312029</text:p>
              </table:table-cell>
              <table:table-cell office:value-type="float" office:value="7998000">
                <text:p>79980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25518">
                <text:p>325518</text:p>
              </table:table-cell>
              <table:table-cell office:value-type="float" office:value="8402950">
                <text:p>840295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29755">
                <text:p>329755</text:p>
              </table:table-cell>
              <table:table-cell office:value-type="float" office:value="8817900">
                <text:p>881790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41449">
                <text:p>341449</text:p>
              </table:table-cell>
              <table:table-cell office:value-type="float" office:value="9242850">
                <text:p>924285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47243">
                <text:p>347243</text:p>
              </table:table-cell>
              <table:table-cell office:value-type="float" office:value="9677800">
                <text:p>967780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60486">
                <text:p>360486</text:p>
              </table:table-cell>
              <table:table-cell office:value-type="float" office:value="10122750">
                <text:p>1012275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66670">
                <text:p>366670</text:p>
              </table:table-cell>
              <table:table-cell office:value-type="float" office:value="10577700">
                <text:p>1057770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77041">
                <text:p>377041</text:p>
              </table:table-cell>
              <table:table-cell office:value-type="float" office:value="11042650">
                <text:p>1104265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86025">
                <text:p>386025</text:p>
              </table:table-cell>
              <table:table-cell office:value-type="float" office:value="11517600">
                <text:p>1151760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02685">
                <text:p>402685</text:p>
              </table:table-cell>
              <table:table-cell office:value-type="float" office:value="12002550">
                <text:p>1200255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05805">
                <text:p>405805</text:p>
              </table:table-cell>
              <table:table-cell office:value-type="float" office:value="12497500">
                <text:p>1249750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16277">
                <text:p>416277</text:p>
              </table:table-cell>
              <table:table-cell office:value-type="float" office:value="13002450">
                <text:p>1300245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23642">
                <text:p>423642</text:p>
              </table:table-cell>
              <table:table-cell office:value-type="float" office:value="13517400">
                <text:p>1351740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37227">
                <text:p>437227</text:p>
              </table:table-cell>
              <table:table-cell office:value-type="float" office:value="14042350">
                <text:p>1404235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43058">
                <text:p>443058</text:p>
              </table:table-cell>
              <table:table-cell office:value-type="float" office:value="14577300">
                <text:p>1457730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57537">
                <text:p>457537</text:p>
              </table:table-cell>
              <table:table-cell office:value-type="float" office:value="15122250">
                <text:p>1512225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63986">
                <text:p>463986</text:p>
              </table:table-cell>
              <table:table-cell office:value-type="float" office:value="15677200">
                <text:p>1567720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78438">
                <text:p>478438</text:p>
              </table:table-cell>
              <table:table-cell office:value-type="float" office:value="16242150">
                <text:p>1624215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81512">
                <text:p>481512</text:p>
              </table:table-cell>
              <table:table-cell office:value-type="float" office:value="16817100">
                <text:p>1681710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95609">
                <text:p>495609</text:p>
              </table:table-cell>
              <table:table-cell office:value-type="float" office:value="17402050">
                <text:p>1740205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00012">
                <text:p>500012</text:p>
              </table:table-cell>
              <table:table-cell office:value-type="float" office:value="17997000">
                <text:p>1799700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12222">
                <text:p>512222</text:p>
              </table:table-cell>
              <table:table-cell office:value-type="float" office:value="18601950">
                <text:p>1860195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19267">
                <text:p>519267</text:p>
              </table:table-cell>
              <table:table-cell office:value-type="float" office:value="19216900">
                <text:p>1921690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31738">
                <text:p>531738</text:p>
              </table:table-cell>
              <table:table-cell office:value-type="float" office:value="19841850">
                <text:p>1984185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41165">
                <text:p>541165</text:p>
              </table:table-cell>
              <table:table-cell office:value-type="float" office:value="20476800">
                <text:p>2047680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56827">
                <text:p>556827</text:p>
              </table:table-cell>
              <table:table-cell office:value-type="float" office:value="21121750">
                <text:p>2112175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60719">
                <text:p>560719</text:p>
              </table:table-cell>
              <table:table-cell office:value-type="float" office:value="21776700">
                <text:p>2177670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71691">
                <text:p>571691</text:p>
              </table:table-cell>
              <table:table-cell office:value-type="float" office:value="22441650">
                <text:p>2244165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75599">
                <text:p>575599</text:p>
              </table:table-cell>
              <table:table-cell office:value-type="float" office:value="23116600">
                <text:p>23116600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92497">
                <text:p>592497</text:p>
              </table:table-cell>
              <table:table-cell office:value-type="float" office:value="23801550">
                <text:p>2380155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97337">
                <text:p>597337</text:p>
              </table:table-cell>
              <table:table-cell office:value-type="float" office:value="24496500">
                <text:p>2449650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611615">
                <text:p>611615</text:p>
              </table:table-cell>
              <table:table-cell office:value-type="float" office:value="25201450">
                <text:p>2520145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15325">
                <text:p>615325</text:p>
              </table:table-cell>
              <table:table-cell office:value-type="float" office:value="25916400">
                <text:p>2591640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632457">
                <text:p>632457</text:p>
              </table:table-cell>
              <table:table-cell office:value-type="float" office:value="26641350">
                <text:p>2664135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634390">
                <text:p>634390</text:p>
              </table:table-cell>
              <table:table-cell office:value-type="float" office:value="27376300">
                <text:p>2737630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48787">
                <text:p>648787</text:p>
              </table:table-cell>
              <table:table-cell office:value-type="float" office:value="28121250">
                <text:p>2812125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49947">
                <text:p>649947</text:p>
              </table:table-cell>
              <table:table-cell office:value-type="float" office:value="28876200">
                <text:p>28876200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664613">
                <text:p>664613</text:p>
              </table:table-cell>
              <table:table-cell office:value-type="float" office:value="29641150">
                <text:p>29641150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68912">
                <text:p>668912</text:p>
              </table:table-cell>
              <table:table-cell office:value-type="float" office:value="30416100">
                <text:p>3041610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82964">
                <text:p>682964</text:p>
              </table:table-cell>
              <table:table-cell office:value-type="float" office:value="31201050">
                <text:p>312010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91196">
                <text:p>691196</text:p>
              </table:table-cell>
              <table:table-cell office:value-type="float" office:value="31996000">
                <text:p>3199600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711648">
                <text:p>711648</text:p>
              </table:table-cell>
              <table:table-cell office:value-type="float" office:value="32800950">
                <text:p>32800950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711421">
                <text:p>711421</text:p>
              </table:table-cell>
              <table:table-cell office:value-type="float" office:value="33615900">
                <text:p>3361590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724023">
                <text:p>724023</text:p>
              </table:table-cell>
              <table:table-cell office:value-type="float" office:value="34440850">
                <text:p>34440850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729039">
                <text:p>729039</text:p>
              </table:table-cell>
              <table:table-cell office:value-type="float" office:value="35275800">
                <text:p>3527580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744386">
                <text:p>744386</text:p>
              </table:table-cell>
              <table:table-cell office:value-type="float" office:value="36120750">
                <text:p>3612075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747597">
                <text:p>747597</text:p>
              </table:table-cell>
              <table:table-cell office:value-type="float" office:value="36975700">
                <text:p>3697570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765935">
                <text:p>765935</text:p>
              </table:table-cell>
              <table:table-cell office:value-type="float" office:value="37840650">
                <text:p>37840650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770643">
                <text:p>770643</text:p>
              </table:table-cell>
              <table:table-cell office:value-type="float" office:value="38715600">
                <text:p>38715600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791524">
                <text:p>791524</text:p>
              </table:table-cell>
              <table:table-cell office:value-type="float" office:value="39600550">
                <text:p>3960055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91063">
                <text:p>791063</text:p>
              </table:table-cell>
              <table:table-cell office:value-type="float" office:value="40495500">
                <text:p>4049550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810859">
                <text:p>810859</text:p>
              </table:table-cell>
              <table:table-cell office:value-type="float" office:value="41400450">
                <text:p>4140045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812589">
                <text:p>812589</text:p>
              </table:table-cell>
              <table:table-cell office:value-type="float" office:value="42315400">
                <text:p>4231540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828774">
                <text:p>828774</text:p>
              </table:table-cell>
              <table:table-cell office:value-type="float" office:value="43240350">
                <text:p>4324035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828814">
                <text:p>828814</text:p>
              </table:table-cell>
              <table:table-cell office:value-type="float" office:value="44175300">
                <text:p>4417530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848622">
                <text:p>848622</text:p>
              </table:table-cell>
              <table:table-cell office:value-type="float" office:value="45120250">
                <text:p>4512025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852921">
                <text:p>852921</text:p>
              </table:table-cell>
              <table:table-cell office:value-type="float" office:value="46075200">
                <text:p>46075200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879230">
                <text:p>879230</text:p>
              </table:table-cell>
              <table:table-cell office:value-type="float" office:value="47040150">
                <text:p>4704015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879424">
                <text:p>879424</text:p>
              </table:table-cell>
              <table:table-cell office:value-type="float" office:value="48015100">
                <text:p>4801510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888771">
                <text:p>888771</text:p>
              </table:table-cell>
              <table:table-cell office:value-type="float" office:value="49000050">
                <text:p>4900005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94585">
                <text:p>894585</text:p>
              </table:table-cell>
              <table:table-cell office:value-type="float" office:value="49995000">
                <text:p>4999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41cm" svg:height="12.06cm" xlink:href=".." xlink:type="simple" chart:class="chart:line" chart:style-name="ch1">
        <chart:title svg:x="6.483cm" svg:y="0.377cm" chart:style-name="ch2">
          <text:p>zaleznosc przestawien od n dla QS i QSU</text:p>
        </chart:title>
        <chart:legend chart:legend-position="end" svg:x="18.88cm" svg:y="5.482cm" style:legend-expansion="high" chart:style-name="ch3"/>
        <chart:plot-area chart:style-name="ch4" table:cell-range-address="QSU_WORST_m1.A1:QSU_WORST_m1.A101 QSU_WORST_m1.C1:QSU_WORST_m1.C101 QSU_WORST_m1.H1:QSU_WORST_m1.H101" chart:data-source-has-labels="both" svg:x="1.439cm" svg:y="1.397cm" svg:width="17.013cm" svg:height="9.441cm">
          <chartooo:coordinate-region svg:x="3.172cm" svg:y="1.397cm" svg:width="15.28cm" svg:height="8.188cm"/>
          <chart:axis chart:dimension="x" chart:name="primary-x" chart:style-name="ch5" chartooo:axis-type="auto">
            <chartooo:date-scale/>
            <chart:title svg:x="9.795cm" svg:y="11.079cm" chart:style-name="ch6">
              <text:p>n</text:p>
            </chart:title>
            <chart:categories table:cell-range-address="QSU_WORST_m1.A2:QSU_WORST_m1.A101"/>
          </chart:axis>
          <chart:axis chart:dimension="y" chart:name="primary-y" chart:style-name="ch5">
            <chart:title svg:x="0.451cm" svg:y="6.545cm" chart:style-name="ch7">
              <text:p>shifts</text:p>
            </chart:title>
            <chart:grid chart:style-name="ch8" chart:class="major"/>
          </chart:axis>
          <chart:series chart:style-name="ch9" chart:values-cell-range-address="QSU_WORST_m1.C2:QSU_WORST_m1.C101" chart:label-cell-address="QSU_WORST_m1.C1:QSU_WORST_m1.C1" chart:class="chart:line">
            <chart:data-point chart:repeated="100"/>
          </chart:series>
          <chart:series chart:style-name="ch10" chart:values-cell-range-address="QSU_WORST_m1.H2:QSU_WORST_m1.H101" chart:label-cell-address="QSU_WORST_m1.H1:QSU_WORST_m1.H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ifts_u</text:p>
                <draw:g>
                  <svg:desc>QSU_WORST_m1.C1:QSU_WORST_m1.C1</svg:desc>
                </draw:g>
              </table:table-cell>
              <table:table-cell office:value-type="string">
                <text:p>shifts_s</text:p>
                <draw:g>
                  <svg:desc>QSU_WORST_m1.H1:QSU_WORST_m1.H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QSU_WORST_m1.A2:QSU_WORST_m1.A101</svg:desc>
                </draw:g>
              </table:table-cell>
              <table:table-cell office:value-type="float" office:value="2385">
                <text:p>2385</text:p>
                <draw:g>
                  <svg:desc>QSU_WORST_m1.C2:QSU_WORST_m1.C101</svg:desc>
                </draw:g>
              </table:table-cell>
              <table:table-cell office:value-type="float" office:value="2550">
                <text:p>2550</text:p>
                <draw:g>
                  <svg:desc>QSU_WORST_m1.H2:QSU_WORST_m1.H10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834">
                <text:p>5834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067">
                <text:p>10067</text:p>
              </table:table-cell>
              <table:table-cell office:value-type="float" office:value="22650">
                <text:p>226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267">
                <text:p>14267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147">
                <text:p>19147</text:p>
              </table:table-cell>
              <table:table-cell office:value-type="float" office:value="62750">
                <text:p>6275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3318">
                <text:p>23318</text:p>
              </table:table-cell>
              <table:table-cell office:value-type="float" office:value="90300">
                <text:p>903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8847">
                <text:p>28847</text:p>
              </table:table-cell>
              <table:table-cell office:value-type="float" office:value="122850">
                <text:p>12285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825">
                <text:p>33825</text:p>
              </table:table-cell>
              <table:table-cell office:value-type="float" office:value="160400">
                <text:p>1604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9228">
                <text:p>39228</text:p>
              </table:table-cell>
              <table:table-cell office:value-type="float" office:value="202950">
                <text:p>2029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3949">
                <text:p>43949</text:p>
              </table:table-cell>
              <table:table-cell office:value-type="float" office:value="250500">
                <text:p>25050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9246">
                <text:p>49246</text:p>
              </table:table-cell>
              <table:table-cell office:value-type="float" office:value="303050">
                <text:p>30305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4395">
                <text:p>54395</text:p>
              </table:table-cell>
              <table:table-cell office:value-type="float" office:value="360600">
                <text:p>36060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9794">
                <text:p>59794</text:p>
              </table:table-cell>
              <table:table-cell office:value-type="float" office:value="423150">
                <text:p>42315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5364">
                <text:p>65364</text:p>
              </table:table-cell>
              <table:table-cell office:value-type="float" office:value="490700">
                <text:p>49070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1510">
                <text:p>71510</text:p>
              </table:table-cell>
              <table:table-cell office:value-type="float" office:value="563250">
                <text:p>56325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7587">
                <text:p>77587</text:p>
              </table:table-cell>
              <table:table-cell office:value-type="float" office:value="640800">
                <text:p>6408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4338">
                <text:p>84338</text:p>
              </table:table-cell>
              <table:table-cell office:value-type="float" office:value="723350">
                <text:p>72335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9357">
                <text:p>89357</text:p>
              </table:table-cell>
              <table:table-cell office:value-type="float" office:value="810900">
                <text:p>81090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4840">
                <text:p>94840</text:p>
              </table:table-cell>
              <table:table-cell office:value-type="float" office:value="903450">
                <text:p>9034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0348">
                <text:p>100348</text:p>
              </table:table-cell>
              <table:table-cell office:value-type="float" office:value="1001000">
                <text:p>10010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6456">
                <text:p>106456</text:p>
              </table:table-cell>
              <table:table-cell office:value-type="float" office:value="1103550">
                <text:p>110355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10897">
                <text:p>110897</text:p>
              </table:table-cell>
              <table:table-cell office:value-type="float" office:value="1211100">
                <text:p>121110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18766">
                <text:p>118766</text:p>
              </table:table-cell>
              <table:table-cell office:value-type="float" office:value="1323650">
                <text:p>132365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24291">
                <text:p>124291</text:p>
              </table:table-cell>
              <table:table-cell office:value-type="float" office:value="1441200">
                <text:p>14412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2124">
                <text:p>132124</text:p>
              </table:table-cell>
              <table:table-cell office:value-type="float" office:value="1563750">
                <text:p>156375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36417">
                <text:p>136417</text:p>
              </table:table-cell>
              <table:table-cell office:value-type="float" office:value="1691300">
                <text:p>16913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44042">
                <text:p>144042</text:p>
              </table:table-cell>
              <table:table-cell office:value-type="float" office:value="1823850">
                <text:p>182385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49256">
                <text:p>149256</text:p>
              </table:table-cell>
              <table:table-cell office:value-type="float" office:value="1961400">
                <text:p>196140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56601">
                <text:p>156601</text:p>
              </table:table-cell>
              <table:table-cell office:value-type="float" office:value="2103950">
                <text:p>21039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2295">
                <text:p>162295</text:p>
              </table:table-cell>
              <table:table-cell office:value-type="float" office:value="2251500">
                <text:p>225150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68990">
                <text:p>168990</text:p>
              </table:table-cell>
              <table:table-cell office:value-type="float" office:value="2404050">
                <text:p>24040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75581">
                <text:p>175581</text:p>
              </table:table-cell>
              <table:table-cell office:value-type="float" office:value="2561600">
                <text:p>25616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84236">
                <text:p>184236</text:p>
              </table:table-cell>
              <table:table-cell office:value-type="float" office:value="2724150">
                <text:p>272415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88505">
                <text:p>188505</text:p>
              </table:table-cell>
              <table:table-cell office:value-type="float" office:value="2891700">
                <text:p>28917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5382">
                <text:p>195382</text:p>
              </table:table-cell>
              <table:table-cell office:value-type="float" office:value="3064250">
                <text:p>306425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00084">
                <text:p>200084</text:p>
              </table:table-cell>
              <table:table-cell office:value-type="float" office:value="3241800">
                <text:p>324180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08397">
                <text:p>208397</text:p>
              </table:table-cell>
              <table:table-cell office:value-type="float" office:value="3424350">
                <text:p>342435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12357">
                <text:p>212357</text:p>
              </table:table-cell>
              <table:table-cell office:value-type="float" office:value="3611900">
                <text:p>36119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20956">
                <text:p>220956</text:p>
              </table:table-cell>
              <table:table-cell office:value-type="float" office:value="3804450">
                <text:p>38044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26557">
                <text:p>226557</text:p>
              </table:table-cell>
              <table:table-cell office:value-type="float" office:value="4002000">
                <text:p>40020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36323">
                <text:p>236323</text:p>
              </table:table-cell>
              <table:table-cell office:value-type="float" office:value="4204550">
                <text:p>420455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39259">
                <text:p>239259</text:p>
              </table:table-cell>
              <table:table-cell office:value-type="float" office:value="4412100">
                <text:p>441210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47679">
                <text:p>247679</text:p>
              </table:table-cell>
              <table:table-cell office:value-type="float" office:value="4624650">
                <text:p>462465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52575">
                <text:p>252575</text:p>
              </table:table-cell>
              <table:table-cell office:value-type="float" office:value="4842200">
                <text:p>484220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61098">
                <text:p>261098</text:p>
              </table:table-cell>
              <table:table-cell office:value-type="float" office:value="5064750">
                <text:p>506475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65875">
                <text:p>265875</text:p>
              </table:table-cell>
              <table:table-cell office:value-type="float" office:value="5292300">
                <text:p>529230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72934">
                <text:p>272934</text:p>
              </table:table-cell>
              <table:table-cell office:value-type="float" office:value="5524850">
                <text:p>552485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80544">
                <text:p>280544</text:p>
              </table:table-cell>
              <table:table-cell office:value-type="float" office:value="5762400">
                <text:p>576240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92373">
                <text:p>292373</text:p>
              </table:table-cell>
              <table:table-cell office:value-type="float" office:value="6004950">
                <text:p>600495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94918">
                <text:p>294918</text:p>
              </table:table-cell>
              <table:table-cell office:value-type="float" office:value="6252500">
                <text:p>625250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02445">
                <text:p>302445</text:p>
              </table:table-cell>
              <table:table-cell office:value-type="float" office:value="6505050">
                <text:p>650505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07628">
                <text:p>307628</text:p>
              </table:table-cell>
              <table:table-cell office:value-type="float" office:value="6762600">
                <text:p>676260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317112">
                <text:p>317112</text:p>
              </table:table-cell>
              <table:table-cell office:value-type="float" office:value="7025150">
                <text:p>702515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22174">
                <text:p>322174</text:p>
              </table:table-cell>
              <table:table-cell office:value-type="float" office:value="7292700">
                <text:p>729270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331770">
                <text:p>331770</text:p>
              </table:table-cell>
              <table:table-cell office:value-type="float" office:value="7565250">
                <text:p>756525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337527">
                <text:p>337527</text:p>
              </table:table-cell>
              <table:table-cell office:value-type="float" office:value="7842800">
                <text:p>784280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348253">
                <text:p>348253</text:p>
              </table:table-cell>
              <table:table-cell office:value-type="float" office:value="8125350">
                <text:p>812535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50141">
                <text:p>350141</text:p>
              </table:table-cell>
              <table:table-cell office:value-type="float" office:value="8412900">
                <text:p>841290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61131">
                <text:p>361131</text:p>
              </table:table-cell>
              <table:table-cell office:value-type="float" office:value="8705450">
                <text:p>870545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64443">
                <text:p>364443</text:p>
              </table:table-cell>
              <table:table-cell office:value-type="float" office:value="9003000">
                <text:p>900300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372114">
                <text:p>372114</text:p>
              </table:table-cell>
              <table:table-cell office:value-type="float" office:value="9305550">
                <text:p>930555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78149">
                <text:p>378149</text:p>
              </table:table-cell>
              <table:table-cell office:value-type="float" office:value="9613100">
                <text:p>961310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86581">
                <text:p>386581</text:p>
              </table:table-cell>
              <table:table-cell office:value-type="float" office:value="9925650">
                <text:p>992565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94136">
                <text:p>394136</text:p>
              </table:table-cell>
              <table:table-cell office:value-type="float" office:value="10243200">
                <text:p>1024320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06629">
                <text:p>406629</text:p>
              </table:table-cell>
              <table:table-cell office:value-type="float" office:value="10565750">
                <text:p>10565750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08543">
                <text:p>408543</text:p>
              </table:table-cell>
              <table:table-cell office:value-type="float" office:value="10893300">
                <text:p>10893300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416960">
                <text:p>416960</text:p>
              </table:table-cell>
              <table:table-cell office:value-type="float" office:value="11225850">
                <text:p>1122585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419991">
                <text:p>419991</text:p>
              </table:table-cell>
              <table:table-cell office:value-type="float" office:value="11563400">
                <text:p>11563400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432658">
                <text:p>432658</text:p>
              </table:table-cell>
              <table:table-cell office:value-type="float" office:value="11905950">
                <text:p>1190595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36464">
                <text:p>436464</text:p>
              </table:table-cell>
              <table:table-cell office:value-type="float" office:value="12253500">
                <text:p>12253500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45930">
                <text:p>445930</text:p>
              </table:table-cell>
              <table:table-cell office:value-type="float" office:value="12606050">
                <text:p>12606050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49676">
                <text:p>449676</text:p>
              </table:table-cell>
              <table:table-cell office:value-type="float" office:value="12963600">
                <text:p>12963600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462893">
                <text:p>462893</text:p>
              </table:table-cell>
              <table:table-cell office:value-type="float" office:value="13326150">
                <text:p>1332615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463945">
                <text:p>463945</text:p>
              </table:table-cell>
              <table:table-cell office:value-type="float" office:value="13693700">
                <text:p>13693700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75133">
                <text:p>475133</text:p>
              </table:table-cell>
              <table:table-cell office:value-type="float" office:value="14066250">
                <text:p>1406625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476028">
                <text:p>476028</text:p>
              </table:table-cell>
              <table:table-cell office:value-type="float" office:value="14443800">
                <text:p>14443800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485498">
                <text:p>485498</text:p>
              </table:table-cell>
              <table:table-cell office:value-type="float" office:value="14826350">
                <text:p>14826350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490495">
                <text:p>490495</text:p>
              </table:table-cell>
              <table:table-cell office:value-type="float" office:value="15213900">
                <text:p>1521390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00229">
                <text:p>500229</text:p>
              </table:table-cell>
              <table:table-cell office:value-type="float" office:value="15606450">
                <text:p>156064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07306">
                <text:p>507306</text:p>
              </table:table-cell>
              <table:table-cell office:value-type="float" office:value="16004000">
                <text:p>1600400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22709">
                <text:p>522709</text:p>
              </table:table-cell>
              <table:table-cell office:value-type="float" office:value="16406550">
                <text:p>16406550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23311">
                <text:p>523311</text:p>
              </table:table-cell>
              <table:table-cell office:value-type="float" office:value="16814100">
                <text:p>16814100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32187">
                <text:p>532187</text:p>
              </table:table-cell>
              <table:table-cell office:value-type="float" office:value="17226650">
                <text:p>17226650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35806">
                <text:p>535806</text:p>
              </table:table-cell>
              <table:table-cell office:value-type="float" office:value="17644200">
                <text:p>1764420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46221">
                <text:p>546221</text:p>
              </table:table-cell>
              <table:table-cell office:value-type="float" office:value="18066750">
                <text:p>18066750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549626">
                <text:p>549626</text:p>
              </table:table-cell>
              <table:table-cell office:value-type="float" office:value="18494300">
                <text:p>18494300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561239">
                <text:p>561239</text:p>
              </table:table-cell>
              <table:table-cell office:value-type="float" office:value="18926850">
                <text:p>18926850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565498">
                <text:p>565498</text:p>
              </table:table-cell>
              <table:table-cell office:value-type="float" office:value="19364400">
                <text:p>19364400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581231">
                <text:p>581231</text:p>
              </table:table-cell>
              <table:table-cell office:value-type="float" office:value="19806950">
                <text:p>1980695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80522">
                <text:p>580522</text:p>
              </table:table-cell>
              <table:table-cell office:value-type="float" office:value="20254500">
                <text:p>20254500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594919">
                <text:p>594919</text:p>
              </table:table-cell>
              <table:table-cell office:value-type="float" office:value="20707050">
                <text:p>2070705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96582">
                <text:p>596582</text:p>
              </table:table-cell>
              <table:table-cell office:value-type="float" office:value="21164600">
                <text:p>21164600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606902">
                <text:p>606902</text:p>
              </table:table-cell>
              <table:table-cell office:value-type="float" office:value="21627150">
                <text:p>2162715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08426">
                <text:p>608426</text:p>
              </table:table-cell>
              <table:table-cell office:value-type="float" office:value="22094700">
                <text:p>2209470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21242">
                <text:p>621242</text:p>
              </table:table-cell>
              <table:table-cell office:value-type="float" office:value="22567250">
                <text:p>22567250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626403">
                <text:p>626403</text:p>
              </table:table-cell>
              <table:table-cell office:value-type="float" office:value="23044800">
                <text:p>23044800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645836">
                <text:p>645836</text:p>
              </table:table-cell>
              <table:table-cell office:value-type="float" office:value="23527350">
                <text:p>2352735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646193">
                <text:p>646193</text:p>
              </table:table-cell>
              <table:table-cell office:value-type="float" office:value="24014900">
                <text:p>24014900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653685">
                <text:p>653685</text:p>
              </table:table-cell>
              <table:table-cell office:value-type="float" office:value="24507450">
                <text:p>2450745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57585">
                <text:p>657585</text:p>
              </table:table-cell>
              <table:table-cell office:value-type="float" office:value="25005000">
                <text:p>2500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7cm" svg:height="11.908cm" xlink:href=".." xlink:type="simple" chart:class="chart:line" chart:style-name="ch1">
        <chart:title svg:x="6.943cm" svg:y="0.374cm" chart:style-name="ch2">
          <text:p>zaleznosc czasu od n dla QS i QSU</text:p>
        </chart:title>
        <chart:legend chart:legend-position="end" svg:x="18.794cm" svg:y="5.406cm" style:legend-expansion="high" chart:style-name="ch3"/>
        <chart:plot-area chart:style-name="ch4" table:cell-range-address="QSU_WORST_m1.A1:QSU_WORST_m1.A101 QSU_WORST_m1.D1:QSU_WORST_m1.D101 QSU_WORST_m1.I1:QSU_WORST_m1.I101" chart:data-source-has-labels="both" svg:x="1.434cm" svg:y="1.391cm" svg:width="16.937cm" svg:height="9.298cm">
          <chartooo:coordinate-region svg:x="2.241cm" svg:y="1.391cm" svg:width="16.13cm" svg:height="8.045cm"/>
          <chart:axis chart:dimension="x" chart:name="primary-x" chart:style-name="ch5" chartooo:axis-type="auto">
            <chartooo:date-scale/>
            <chart:title svg:x="9.752cm" svg:y="10.927cm" chart:style-name="ch6">
              <text:p>n</text:p>
            </chart:title>
            <chart:categories table:cell-range-address="QSU_WORST_m1.A2:QSU_WORST_m1.A101"/>
          </chart:axis>
          <chart:axis chart:dimension="y" chart:name="primary-y" chart:style-name="ch5">
            <chart:title svg:x="0.451cm" svg:y="6.759cm" chart:style-name="ch7">
              <text:p>time (ms)</text:p>
            </chart:title>
            <chart:grid chart:style-name="ch8" chart:class="major"/>
          </chart:axis>
          <chart:series chart:style-name="ch9" chart:values-cell-range-address="QSU_WORST_m1.D2:QSU_WORST_m1.D101" chart:label-cell-address="QSU_WORST_m1.D1:QSU_WORST_m1.D1" chart:class="chart:line">
            <chart:data-point chart:repeated="100"/>
          </chart:series>
          <chart:series chart:style-name="ch10" chart:values-cell-range-address="QSU_WORST_m1.I2:QSU_WORST_m1.I101" chart:label-cell-address="QSU_WORST_m1.I1:QSU_WORST_m1.I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_u</text:p>
                <draw:g>
                  <svg:desc>QSU_WORST_m1.D1:QSU_WORST_m1.D1</svg:desc>
                </draw:g>
              </table:table-cell>
              <table:table-cell office:value-type="string">
                <text:p>time_s</text:p>
                <draw:g>
                  <svg:desc>QSU_WORST_m1.I1:QSU_WORST_m1.I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QSU_WORST_m1.A2:QSU_WORST_m1.A101</svg:desc>
                </draw:g>
              </table:table-cell>
              <table:table-cell office:value-type="float" office:value="0.052">
                <text:p>0.052</text:p>
                <draw:g>
                  <svg:desc>QSU_WORST_m1.D2:QSU_WORST_m1.D101</svg:desc>
                </draw:g>
              </table:table-cell>
              <table:table-cell office:value-type="float" office:value="0.049">
                <text:p>0.049</text:p>
                <draw:g>
                  <svg:desc>QSU_WORST_m1.I2:QSU_WORST_m1.I10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27">
                <text:p>0.12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11">
                <text:p>0.511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25">
                <text:p>0.22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3">
                <text:p>0.3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402">
                <text:p>0.40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496">
                <text:p>0.49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869">
                <text:p>1.869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811">
                <text:p>0.811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51">
                <text:p>1.551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772">
                <text:p>0.772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208">
                <text:p>1.208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.218">
                <text:p>2.218</text:p>
              </table:table-cell>
              <table:table-cell office:value-type="float" office:value="6.363">
                <text:p>6.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.406">
                <text:p>2.406</text:p>
              </table:table-cell>
              <table:table-cell office:value-type="float" office:value="3.224">
                <text:p>3.22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05">
                <text:p>1.105</text:p>
              </table:table-cell>
              <table:table-cell office:value-type="float" office:value="3.102">
                <text:p>3.10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091">
                <text:p>1.091</text:p>
              </table:table-cell>
              <table:table-cell office:value-type="float" office:value="4.182">
                <text:p>4.18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.251">
                <text:p>1.251</text:p>
              </table:table-cell>
              <table:table-cell office:value-type="float" office:value="4.311">
                <text:p>4.31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28">
                <text:p>3.28</text:p>
              </table:table-cell>
              <table:table-cell office:value-type="float" office:value="4.944">
                <text:p>4.94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.392">
                <text:p>1.392</text:p>
              </table:table-cell>
              <table:table-cell office:value-type="float" office:value="5.764">
                <text:p>5.7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553">
                <text:p>1.553</text:p>
              </table:table-cell>
              <table:table-cell office:value-type="float" office:value="6.865">
                <text:p>6.86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.538">
                <text:p>1.538</text:p>
              </table:table-cell>
              <table:table-cell office:value-type="float" office:value="6.889">
                <text:p>6.88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.834">
                <text:p>2.834</text:p>
              </table:table-cell>
              <table:table-cell office:value-type="float" office:value="7.826">
                <text:p>7.82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">
                <text:p>2</text:p>
              </table:table-cell>
              <table:table-cell office:value-type="float" office:value="10.313">
                <text:p>10.31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.016">
                <text:p>2.01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.01">
                <text:p>5.01</text:p>
              </table:table-cell>
              <table:table-cell office:value-type="float" office:value="14.608">
                <text:p>14.60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.078">
                <text:p>2.078</text:p>
              </table:table-cell>
              <table:table-cell office:value-type="float" office:value="15.612">
                <text:p>15.61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964">
                <text:p>1.964</text:p>
              </table:table-cell>
              <table:table-cell office:value-type="float" office:value="18.133">
                <text:p>18.13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.949">
                <text:p>2.949</text:p>
              </table:table-cell>
              <table:table-cell office:value-type="float" office:value="12.602">
                <text:p>12.60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.377">
                <text:p>2.37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67">
                <text:p>2.67</text:p>
              </table:table-cell>
              <table:table-cell office:value-type="float" office:value="13.564">
                <text:p>13.56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.375">
                <text:p>2.375</text:p>
              </table:table-cell>
              <table:table-cell office:value-type="float" office:value="16.739">
                <text:p>16.73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.343">
                <text:p>2.343</text:p>
              </table:table-cell>
              <table:table-cell office:value-type="float" office:value="15.976">
                <text:p>15.97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.745">
                <text:p>2.745</text:p>
              </table:table-cell>
              <table:table-cell office:value-type="float" office:value="17.019">
                <text:p>17.01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.239">
                <text:p>3.239</text:p>
              </table:table-cell>
              <table:table-cell office:value-type="float" office:value="18.489">
                <text:p>18.48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.619">
                <text:p>3.619</text:p>
              </table:table-cell>
              <table:table-cell office:value-type="float" office:value="24.427">
                <text:p>24.42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.612">
                <text:p>2.612</text:p>
              </table:table-cell>
              <table:table-cell office:value-type="float" office:value="25.902">
                <text:p>25.90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.619">
                <text:p>2.619</text:p>
              </table:table-cell>
              <table:table-cell office:value-type="float" office:value="22.427">
                <text:p>22.427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.797">
                <text:p>2.797</text:p>
              </table:table-cell>
              <table:table-cell office:value-type="float" office:value="25.613">
                <text:p>25.61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7.11">
                <text:p>7.11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.216">
                <text:p>7.216</text:p>
              </table:table-cell>
              <table:table-cell office:value-type="float" office:value="26.781">
                <text:p>26.78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7.387">
                <text:p>7.387</text:p>
              </table:table-cell>
              <table:table-cell office:value-type="float" office:value="26.376">
                <text:p>26.37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7.583">
                <text:p>7.583</text:p>
              </table:table-cell>
              <table:table-cell office:value-type="float" office:value="30.732">
                <text:p>30.73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7.666">
                <text:p>7.666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5.577">
                <text:p>5.577</text:p>
              </table:table-cell>
              <table:table-cell office:value-type="float" office:value="33.009">
                <text:p>33.00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7.69">
                <text:p>7.69</text:p>
              </table:table-cell>
              <table:table-cell office:value-type="float" office:value="32.013">
                <text:p>32.01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7.337">
                <text:p>7.337</text:p>
              </table:table-cell>
              <table:table-cell office:value-type="float" office:value="32.824">
                <text:p>32.82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.511">
                <text:p>3.511</text:p>
              </table:table-cell>
              <table:table-cell office:value-type="float" office:value="32.824">
                <text:p>32.82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8.357">
                <text:p>8.357</text:p>
              </table:table-cell>
              <table:table-cell office:value-type="float" office:value="34.343">
                <text:p>34.34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8.29">
                <text:p>8.29</text:p>
              </table:table-cell>
              <table:table-cell office:value-type="float" office:value="38.155">
                <text:p>38.15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.939">
                <text:p>8.939</text:p>
              </table:table-cell>
              <table:table-cell office:value-type="float" office:value="35.547">
                <text:p>35.54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3.741">
                <text:p>3.741</text:p>
              </table:table-cell>
              <table:table-cell office:value-type="float" office:value="39.206">
                <text:p>39.20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8.331">
                <text:p>8.331</text:p>
              </table:table-cell>
              <table:table-cell office:value-type="float" office:value="43.534">
                <text:p>43.534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6.737">
                <text:p>6.737</text:p>
              </table:table-cell>
              <table:table-cell office:value-type="float" office:value="41.383">
                <text:p>41.383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7.79">
                <text:p>7.79</text:p>
              </table:table-cell>
              <table:table-cell office:value-type="float" office:value="46.957">
                <text:p>46.9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8.22">
                <text:p>8.22</text:p>
              </table:table-cell>
              <table:table-cell office:value-type="float" office:value="43.905">
                <text:p>43.90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8.481">
                <text:p>8.481</text:p>
              </table:table-cell>
              <table:table-cell office:value-type="float" office:value="44.577">
                <text:p>44.57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9.993">
                <text:p>9.993</text:p>
              </table:table-cell>
              <table:table-cell office:value-type="float" office:value="45.836">
                <text:p>45.83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9.373">
                <text:p>9.373</text:p>
              </table:table-cell>
              <table:table-cell office:value-type="float" office:value="51.41">
                <text:p>51.4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8.639">
                <text:p>8.639</text:p>
              </table:table-cell>
              <table:table-cell office:value-type="float" office:value="47.685">
                <text:p>47.68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.735">
                <text:p>5.735</text:p>
              </table:table-cell>
              <table:table-cell office:value-type="float" office:value="51.364">
                <text:p>51.36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1.697">
                <text:p>11.697</text:p>
              </table:table-cell>
              <table:table-cell office:value-type="float" office:value="55.805">
                <text:p>55.805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0.093">
                <text:p>10.09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1.885">
                <text:p>11.885</text:p>
              </table:table-cell>
              <table:table-cell office:value-type="float" office:value="61.685">
                <text:p>61.68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8.808">
                <text:p>8.808</text:p>
              </table:table-cell>
              <table:table-cell office:value-type="float" office:value="78.984">
                <text:p>78.98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.945">
                <text:p>4.945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2.651">
                <text:p>12.651</text:p>
              </table:table-cell>
              <table:table-cell office:value-type="float" office:value="61.546">
                <text:p>61.54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8.728">
                <text:p>8.728</text:p>
              </table:table-cell>
              <table:table-cell office:value-type="float" office:value="65.118">
                <text:p>65.11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4.815">
                <text:p>14.815</text:p>
              </table:table-cell>
              <table:table-cell office:value-type="float" office:value="63.503">
                <text:p>63.50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0.854">
                <text:p>10.854</text:p>
              </table:table-cell>
              <table:table-cell office:value-type="float" office:value="66.909">
                <text:p>66.90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1.544">
                <text:p>11.544</text:p>
              </table:table-cell>
              <table:table-cell office:value-type="float" office:value="67.533">
                <text:p>67.533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9.02">
                <text:p>9.02</text:p>
              </table:table-cell>
              <table:table-cell office:value-type="float" office:value="70.371">
                <text:p>70.37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7.105">
                <text:p>7.105</text:p>
              </table:table-cell>
              <table:table-cell office:value-type="float" office:value="70.616">
                <text:p>70.61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6.483">
                <text:p>6.483</text:p>
              </table:table-cell>
              <table:table-cell office:value-type="float" office:value="79.305">
                <text:p>79.30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1.261">
                <text:p>11.261</text:p>
              </table:table-cell>
              <table:table-cell office:value-type="float" office:value="74.88">
                <text:p>74.8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642">
                <text:p>5.642</text:p>
              </table:table-cell>
              <table:table-cell office:value-type="float" office:value="85.267">
                <text:p>85.26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1.245">
                <text:p>11.245</text:p>
              </table:table-cell>
              <table:table-cell office:value-type="float" office:value="79.586">
                <text:p>79.58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.726">
                <text:p>7.726</text:p>
              </table:table-cell>
              <table:table-cell office:value-type="float" office:value="83.639">
                <text:p>83.639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1.579">
                <text:p>11.579</text:p>
              </table:table-cell>
              <table:table-cell office:value-type="float" office:value="85.221">
                <text:p>85.221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0.198">
                <text:p>10.198</text:p>
              </table:table-cell>
              <table:table-cell office:value-type="float" office:value="85.862">
                <text:p>85.8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.042">
                <text:p>8.042</text:p>
              </table:table-cell>
              <table:table-cell office:value-type="float" office:value="90.283">
                <text:p>90.283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8.868">
                <text:p>8.868</text:p>
              </table:table-cell>
              <table:table-cell office:value-type="float" office:value="99.837">
                <text:p>99.83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2.698">
                <text:p>12.698</text:p>
              </table:table-cell>
              <table:table-cell office:value-type="float" office:value="92.752">
                <text:p>92.752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0.588">
                <text:p>10.588</text:p>
              </table:table-cell>
              <table:table-cell office:value-type="float" office:value="95.341">
                <text:p>95.34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0.945">
                <text:p>10.945</text:p>
              </table:table-cell>
              <table:table-cell office:value-type="float" office:value="99.381">
                <text:p>99.38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2.824">
                <text:p>12.824</text:p>
              </table:table-cell>
              <table:table-cell office:value-type="float" office:value="100.546">
                <text:p>100.54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2.604">
                <text:p>12.604</text:p>
              </table:table-cell>
              <table:table-cell office:value-type="float" office:value="101.727">
                <text:p>101.72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5.032">
                <text:p>15.032</text:p>
              </table:table-cell>
              <table:table-cell office:value-type="float" office:value="103.548">
                <text:p>103.548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4.387">
                <text:p>14.387</text:p>
              </table:table-cell>
              <table:table-cell office:value-type="float" office:value="108.559">
                <text:p>108.55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.543">
                <text:p>8.543</text:p>
              </table:table-cell>
              <table:table-cell office:value-type="float" office:value="107.948">
                <text:p>107.94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943">
                <text:p>6.943</text:p>
              </table:table-cell>
              <table:table-cell office:value-type="float" office:value="112.144">
                <text:p>112.14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2.917">
                <text:p>12.917</text:p>
              </table:table-cell>
              <table:table-cell office:value-type="float" office:value="122.415">
                <text:p>122.41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2.788">
                <text:p>12.788</text:p>
              </table:table-cell>
              <table:table-cell office:value-type="float" office:value="116.803">
                <text:p>116.80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8.684">
                <text:p>8.684</text:p>
              </table:table-cell>
              <table:table-cell office:value-type="float" office:value="118.053">
                <text:p>118.053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.176">
                <text:p>7.176</text:p>
              </table:table-cell>
              <table:table-cell office:value-type="float" office:value="120.023">
                <text:p>120.02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7.858">
                <text:p>17.858</text:p>
              </table:table-cell>
              <table:table-cell office:value-type="float" office:value="121.469">
                <text:p>121.469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5.1">
                <text:p>15.1</text:p>
              </table:table-cell>
              <table:table-cell office:value-type="float" office:value="125.517">
                <text:p>125.51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.418">
                <text:p>9.418</text:p>
              </table:table-cell>
              <table:table-cell office:value-type="float" office:value="131.378">
                <text:p>131.37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7.633">
                <text:p>7.633</text:p>
              </table:table-cell>
              <table:table-cell office:value-type="float" office:value="131.999">
                <text:p>131.999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0.225">
                <text:p>10.225</text:p>
              </table:table-cell>
              <table:table-cell office:value-type="float" office:value="139.248">
                <text:p>139.24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.977">
                <text:p>16.977</text:p>
              </table:table-cell>
              <table:table-cell office:value-type="float" office:value="139.262">
                <text:p>139.2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